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bcc07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bcc07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bcc07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bcc07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اَعْرَاف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اَلَٓمِؓـصَٓؐ كِتَــٰــب٘ نزۣلَ إِلَيْــكَ فَلاَ يَكُن فِى صَدْرۣكككَ حَرَجٌ مِّنْهُ لِتُنذِرَ بِهِ” وَذِكْرۭيٰ لِلْمُومِنِينَؐ </text:span><text:span text:style-name="T3">(1)</text:span><text:span text:style-name="T2"> "تَّبِعُواْ مَآ ٱُنزۣلَ إِلَيْكُم مِّن رَّبِّكُمْؐ وَلاَ تَتَّبِعُواْ مِن دُونِهِ“ أَوْلِيَآءَؐ قَلِيلًا مَّا تَذَّكَّرُونَؐ </text:span><text:span text:style-name="T3">(2)</text:span><text:span text:style-name="T2"> وَكَم مِّن قَرْيَةٖ اَهْلَكْنَـٰهَا فَجَآءَهَا بَأْسُنَا بَيَــٰتاٗ اَوْ هُمْ قَآئِلُونَؐ </text:span><text:span text:style-name="T3">(3)</text:span><text:span text:style-name="T2"> ¤ فَمَا كَانَ دَعْوۭيٰهُمُ; إِذْ جَآءَهُم بَأْسُنَآ إِلٓاَّ أَن قَالُوٓاْ إِنَّا كُنَّا ظَـٰلِمِينَؐ </text:span><text:span text:style-name="T3">(4)</text:span><text:span text:style-name="T2"> فَلَنَسْـَٔلَنَّ </text:span><text:span text:style-name="T5">۰</text:span><text:span text:style-name="T2">لذِينَ ٱُرْسِلَ إِلَيْهِمْ وَلَنَسْـَٔلَنَّ </text:span><text:span text:style-name="T5">۰</text:span><text:span text:style-name="T2">لْمُرْسَلِينَؐ </text:span><text:span text:style-name="T3">(5)</text:span><text:span text:style-name="T2"> فَلَنَقُصَّنَّ عَلَيْهِم بِعِلْمٍؐ وَمَا كُنَّا غَآئِبِيـنَؐ </text:span><text:span text:style-name="T3">(6)</text:span><text:span text:style-name="T2"> وَالْوَزْنُ يَوْمَئِذٖ </text:span><text:span text:style-name="T5">۱</text:span><text:span text:style-name="T2">لْحَقُّؐ فَمَن ثَقُلَــتْ مَوَ؛زۣينُهُ„ فَٱُوْلَئِكَ هُمُ </text:span><text:span text:style-name="T5">۴</text:span><text:span text:style-name="T2">ڤْمُفْڤِحُونَؐ </text:span><text:span text:style-name="T3">(7)</text:span><text:span text:style-name="T2"> وَمَنْ خَفَّــتْ مَوَ؛زۣينُهُ„ فَٱُوْلَئِكَ </text:span><text:span text:style-name="T5">۰</text:span><text:span text:style-name="T2">لذِينَ</text:span></text:p>
      <text:p text:style-name="P3" loext:marker-style-name="T2"/>
      <text:p text:style-name="P4" loext:marker-style-name="T2"><text:span text:style-name="T2">151</text:span></text:p>
      <text:p text:style-name="P2" loext:marker-style-name="T2"><text:span text:style-name="T2">خَسِرُوٓاْ أَنفُسَهُم بِمَا كَانُواْ بِـَٔايَــٰتِنَا يَظْلِمُونَؐ </text:span><text:span text:style-name="T3">(8)</text:span><text:span text:style-name="T2"> وَلَقَدْ مَكَّنَّــٰكُمْ فِى </text:span><text:span text:style-name="T5">۱</text:span><text:span text:style-name="T2">لاَرْضِ وَجَعَلْنَا لَكُمْ فِيهَا مَعَــٰيِشَؐ قَلِيلًا مَّا تَشْكُرُونَؐ </text:span><text:span text:style-name="T3">(9)</text:span><text:span text:style-name="T2"> وَلَقَدْ خَلَقْنَــٰكُمْ ثُمَّ صَوَّرْنَــٰكُمْ ثُمَّ قُلْنَــا لِلْمَلَئِكَةِ </text:span><text:span text:style-name="T5">۹</text:span><text:span text:style-name="T2">سْجُدُواْ ءَلِادَمَ فَسَجَدُوٓاْؐ إِلٓاَّ إِبْلِيسَ لَمْ يَكُن مِّـنَ </text:span><text:span text:style-name="T5">۰</text:span><text:span text:style-name="T2">لسَّـٰجِدِينَؐ </text:span><text:span text:style-name="T3">(10)</text:span><text:span text:style-name="T2"> قَالَ مَا مَنَعَــكَ أَلاَّ تَسْجُدَ إِذَ اَمَرْتُــكَؐ قَالَ أَنَا خَيْرٌ مِّنْهُ خَلَقْتَنِى مِن نّۭارٍ وَخَلَقْتَهُ„ مِن طِينٍؐ </text:span><text:span text:style-name="T3">(11)</text:span><text:span text:style-name="T2"> قَالَ فَاهْبِطْ مِنْهَا فَمَا يَكُونُ لَــكَ أَن تَتَكَبَّرَ فِيهَا فَاخْرُجِ اِنَّــكَ مِنَ </text:span><text:span text:style-name="T5">۰</text:span><text:span text:style-name="T2">لصَّــٰغِرۣينَؐ </text:span><text:span text:style-name="T3">(12)</text:span><text:span text:style-name="T2"> قَالَ أَنظِرْنِىٓ إِلَيٰ يَوْمِ يُبْعَثُونَؐ </text:span><text:span text:style-name="T3">(13)</text:span><text:span text:style-name="T2"> قَالَ إِنَّــكَ مِنَ </text:span><text:span text:style-name="T5">۰</text:span><text:span text:style-name="T2">لْمُنظَرۣينَؐ </text:span><text:span text:style-name="T3">(14)</text:span><text:span text:style-name="T2"> قَالَ فَبِمَآ أَغْوَيْتَنِى لَأَقْعُدَنَّ لَهُمْ صِرَ؛طَــكَ </text:span><text:span text:style-name="T5">۰</text:span><text:span text:style-name="T2">لْمُسْتَقِيمَ </text:span><text:span text:style-name="T3">(15)</text:span><text:span text:style-name="T2"> ثُمَّ ءَلاَتِيَنَّهُم مِّنۢ بَـيْنِ أَيْدِيهِمْ وَمِنْ خَلْفِهِمْ وَعَنَ اَيْمَــٰنِهِمْ وَعَن شَمَآئِـلِهِـمْؐ وَلاَ تَجِدُ أَكْثَرَهُمْ شَــٰكِرۣينَؐ </text:span><text:span text:style-name="T3">(16)</text:span><text:span text:style-name="T2"> قَالَ </text:span><text:span text:style-name="T5">۸</text:span><text:span text:style-name="T2">خْرُجْ مِنْهَا مَذْءُوماً مَّدْحُوراًؐ لَّمَن تَـبِعَــكَ مِنْهُمْ لَأَمْلَأَنَّ جَهَنَّمَ مِنكُمُ; أَجْمَعِينَؐ </text:span><text:span text:style-name="T3">(17)</text:span><text:span text:style-name="T2"> وَيَـٰٓــَٔادَمُ </text:span><text:span text:style-name="T5">۶</text:span><text:span text:style-name="T2">سْكُنَ اَنــتَ وَزَوْجُــكَ </text:span><text:span text:style-name="T5">۰</text:span><text:span text:style-name="T2">لْجَنَّةَ فَكُلاَ مِنْ حَيْـــثُ شِيؔتُمَاؐ وَلاَ تَقْرَبَا هَـٰذِهِ </text:span><text:span text:style-name="T5">۱</text:span><text:span text:style-name="T2">لشَّجَرَةَ فَتَكُونَا مِنَ </text:span><text:span text:style-name="T5">۰</text:span><text:span text:style-name="T2">لظَّــٰلِمِينَؐ </text:span><text:span text:style-name="T3">(18)</text:span></text:p>
      <text:p text:style-name="P3" loext:marker-style-name="T2"/>
      <text:p text:style-name="P4" loext:marker-style-name="T2"><text:span text:style-name="T2">152</text:span></text:p>
      <text:p text:style-name="P2" loext:marker-style-name="T2"><text:span text:style-name="T2">فَوَسْوَسَ لَهُمَا </text:span><text:span text:style-name="T5">۰</text:span><text:span text:style-name="T2">لشَّيْطَـٰنُ لِيُبْدِيَ لَهُمَا مَا وُﹼرۣيَ عَنْهُمَا مِن سَوْءَ؛تِهِمَاؐ وَقَالَ مَا نَهۭيٰكُمَا رَبُّكُمَا عَــنْ هَـٰذِهِ </text:span><text:span text:style-name="T5">۱</text:span><text:span text:style-name="T2">لشَّجَرَةِ إِلٓاَّ أَن تَكُونَا مَلَكَيْنِ أَوْ تَكُونَا مِنَ </text:span><text:span text:style-name="T5">۰</text:span><text:span text:style-name="T2">لْخَــٰلِدِيـنَؐ </text:span><text:span text:style-name="T3">(19)</text:span><text:span text:style-name="T2"> ® وَقَاسَمَهُمَآ إِنِّى لَكُمَا لَمِنَ </text:span><text:span text:style-name="T5">۰</text:span><text:span text:style-name="T2">ڤنَّــٰصِحِينَ </text:span><text:span text:style-name="T3">(20)</text:span><text:span text:style-name="T2"> فَدَلّۭيٰهُمَا بِغُرُورٍؐ فَلَمَّا ذَاقَا </text:span><text:span text:style-name="T5">۰</text:span><text:span text:style-name="T2">لشَّجَرَةَ بَدَتْ لَهُمَا سَوْءَ؛تُهُمَا وَطَفِقَا يَخْصِفَـٰنِ عَلَيْهِمَا مِنْ وَّرَقِ </text:span><text:span text:style-name="T5">۱</text:span><text:span text:style-name="T2">لْجَنَّةِؐ وَنَادۭيٰهُمَا رَبُّهُمَآ أَلَمَ اَنْهَكُمَا عَن تِلْكُمَا </text:span><text:span text:style-name="T5">۰</text:span><text:span text:style-name="T2">لشَّجَرَةِ وَأَقُـل لَّكُمَآ إِنَّ </text:span><text:span text:style-name="T5">۰</text:span><text:span text:style-name="T2">لشَّيْطَـٰنَ لَكُمَا عَدُوٌّ مُّبِيـنٌؐ </text:span><text:span text:style-name="T3">(21)</text:span><text:span text:style-name="T2"> قَالاَ رَبَّنَا ظَلَمْنَآ أَنفُسَنَا وَإِن لَّمْ تَغْفِرْ لَنَا وَتَرْحَمْنَــا لَنَكُونَنَّ مِنَ </text:span><text:span text:style-name="T5">۰</text:span><text:span text:style-name="T2">لْخَــٰسِرۣيـنَؐ </text:span><text:span text:style-name="T3">(22)</text:span><text:span text:style-name="T2"> قَالَ "هْبِطُواْؐ بَعْضُكُمْ لِبَعْضٖ عَدُوٌّؐ وَلَكُمْ فِى </text:span><text:span text:style-name="T5">۱</text:span><text:span text:style-name="T2">لاَرْضِ مُسْتَقَرٌّ وَمَتَــٰع٘ اِلَيٰ حِينٍؐ </text:span><text:span text:style-name="T3">(23)</text:span><text:span text:style-name="T2"> قَالَ فِيهَا تَحْيَوْنَ وَفِيهَا تَمُوتُونَ وَمِنْهَا تُخْرَجُونَؐ </text:span><text:span text:style-name="T3">(24)</text:span><text:span text:style-name="T2"> يَــٰبَنِىٓ ءَادَمَ قَدَ اَنزَلْنَا عَلَيْكُمْ لِبَاساً يُوَ؛رۣى سَوْءَ؛تِكُمْ وَرۣيشاً وَلِبَاسَ </text:span><text:span text:style-name="T5">۰</text:span><text:span text:style-name="T2">لتَّقْوۭيٰؐ ذَ؛لِــكَ خَيْرٌؐ ذَ؛لِــكَ مِنَ —ايَــٰــتِ </text:span><text:span text:style-name="T5">۱</text:span><text:span text:style-name="T2">للَّهِ لَعَلَّهُمْ يَذَّكَّرُونَؐ </text:span><text:span text:style-name="T3">(25)</text:span><text:span text:style-name="T2"> يَــٰبَنِىٓ ءَادَمَ لاَ يَفْتِنَنَّكُمُ </text:span><text:span text:style-name="T5">۴</text:span><text:span text:style-name="T2">لشَّيْطَـٰنُ كَمَآ أَخْرَجَ أَبَوَيْكُم مِّنَ </text:span><text:span text:style-name="T5">۰</text:span><text:span text:style-name="T2">لْجَنَّةِ يَنزۣعُ عَنْهُمَا لِبَاسَهُمَا لِيُرۣيَهُمَا</text:span></text:p>
      <text:p text:style-name="P3" loext:marker-style-name="T2"/>
      <text:p text:style-name="P4" loext:marker-style-name="T2"><text:span text:style-name="T2">15</text:span></text:p>
      <text:p text:style-name="P2" loext:marker-style-name="T2"><text:span text:style-name="T2">سَوْءَ؛تِهِمَآؐ إِنَّهُ„ يَرۭيٰكُمْ هُوَ وَقَبِيلُهُ„ مِنْ حَيْثُ لاَ تَرَوْنَهُمُؐ; إِنَّا جَعَلْنَا </text:span><text:span text:style-name="T5">۰</text:span><text:span text:style-name="T2">لشَّيَــٰطِينَ أَوْلِيَآءَ لِلذِينَ لاَ يُومِنُونَؐ </text:span><text:span text:style-name="T3">(26)</text:span><text:span text:style-name="T2"> وَإِذَا فَعَلُواْ فَـٰحِشَةً قَالُواْ وَجَدْنَا عَلَيْهَآ ءَابَآءَنَا وَاللَّهُ أَمَرَنَا بِهَاؐ قُلِ اِنَّ </text:span><text:span text:style-name="T5">۰</text:span><text:span text:style-name="T2">للَّهَ لاَ يَامُرُ بِاڤْفَحْشَآءِؐ اَ۬تَقُولُونَ عَلَــي </text:span><text:span text:style-name="T5">۰</text:span><text:span text:style-name="T2">للَّهِ مَا لاَ تَعْلَمُونَؐ </text:span><text:span text:style-name="T3">(27)</text:span><text:span text:style-name="T2"> قُلَ اَمَرَ رَبِّى بِالْقِسْطِؐ وَأَقِيمُواْ وُجُوهَكُمْ عِندَ كُــلّۣ مَسْجِدٍؐ وَادْعُوهُ مُخْلِصِيــنَ لَهُ </text:span><text:span text:style-name="T5">۴</text:span><text:span text:style-name="T2">لدِّيــنَؐ كَمَا بَدَأَكُمْ تَعُودُونَؐ فَرۣيقاٗ هَدۭيٰؐ وَفَرۣيقاٗ حَــقَّ عَلَيْهِمُ </text:span><text:span text:style-name="T5">۴</text:span><text:span text:style-name="T2">لضَّچَلَةُؐ إِنَّهُمُ èتَّخَذُواْ </text:span><text:span text:style-name="T5">۴</text:span><text:span text:style-name="T2">لشَّيَـٰطِينَ أَوْلِيَآءَ مِن دُونِ </text:span><text:span text:style-name="T5">۱</text:span><text:span text:style-name="T2">للَّهِ وَيَحْسِبُونَ أَنَّهُم مُّهْتَدُونَؐ </text:span><text:span text:style-name="T3">(28)</text:span><text:span text:style-name="T2"> يَـٰبَنِىٓ ءَادَمَ خُذُواْ زۣينَتَكُمْ عِندَ كُــلّۣ مَسْجِدٍ وَكُلُواْ وَاشْرَبُواْؐ وَلاَ تُسْرۣفُوٓاْؐ إِنَّهُ„ لاَ يُحِــبُّ </text:span><text:span text:style-name="T5">۴</text:span><text:span text:style-name="T2">لْمُسْرۣفِينَؐ </text:span><text:span text:style-name="T3">(29)</text:span><text:span text:style-name="T2"> © قُلْ مَنْ حَرَّمَ زۣينَةَ </text:span><text:span text:style-name="T5">۰</text:span><text:span text:style-name="T2">للَّهِ </text:span><text:span text:style-name="T5">۱</text:span><text:span text:style-name="T2">لتِىٓ أَخْرَجَ لِعِبَادِهِ” وَالطَّيِّبَـٰــتِ مِنَ </text:span><text:span text:style-name="T5">۰</text:span><text:span text:style-name="T2">لرّۣزْقِؐ قُلْ هِيَ لِلذِيــنَ ءَامَنُواْ فِى </text:span><text:span text:style-name="T5">۱</text:span><text:span text:style-name="T2">لْحَيَوٰةِ </text:span><text:span text:style-name="T5">۱</text:span><text:span text:style-name="T2">لدُّنْيۭا خَالِصَةٌ يَوْمَ </text:span><text:span text:style-name="T5">۰</text:span><text:span text:style-name="T2">لْقِيَـٰمَةِؐ كَذَ؛لِــكَ نُفَصِّــلُ </text:span><text:span text:style-name="T5">۴</text:span><text:span text:style-name="T2">لاَيَـٰــتِ لِقَوْمٍ يَعْلَمُونَؐ </text:span><text:span text:style-name="T3">(30)</text:span><text:span text:style-name="T2"> قُـلۣ اِنَّمَا حَرَّمَ رَبِّيَ </text:span><text:span text:style-name="T5">۰</text:span><text:span text:style-name="T2">لْفَوَ؛حِشَ مَا ظَهَرَ مِنْهَا وَمَا بَطَنَ وَ الِاثْمَ وَالْبَغْـيَ بِغَيْرۣ </text:span><text:span text:style-name="T5">۱</text:span><text:span text:style-name="T2">لْحَقِّ وَأَن تُشْرۣكُواْ بِاللَّهِ مَا لَمْ يُنَزّۣلْ بِهِ” سُلْطَـٰناً</text:span></text:p>
      <text:p text:style-name="P3" loext:marker-style-name="T2"/>
      <text:p text:style-name="P4" loext:marker-style-name="T2"><text:span text:style-name="T2">154</text:span></text:p>
      <text:p text:style-name="P2" loext:marker-style-name="T2"><text:span text:style-name="T2">وَأَن تَقُولُواْ عَلَــي </text:span><text:span text:style-name="T5">۰</text:span><text:span text:style-name="T2">للَّهِ مَا لاَ تَعْلَمُونَؐ </text:span><text:span text:style-name="T3">(31)</text:span><text:span text:style-name="T2"> وَلِكُلِّ ٱُمَّةٖ اَجَلٌؐ فَإِذَا جَآءَ اجَلُهُمْ لاَ يَسْتَـٰخِرُونَ سَاعَةًؐ وَلاَ يَسْتَقْدِمُونَؐ </text:span><text:span text:style-name="T3">(32)</text:span><text:span text:style-name="T2"> يَـٰبَنِىٓ ءَادَمَ إِمَّا يَاتِيَنَّكُمْ رُسُـلٌ مِّنكُمْ يَقُصُّونننَ عَلَيْكُمُ; ءَايَـٰتِى فَمَـنِ 'تَّقۭيٰ وَأَصْلَحَ فَلاَ خَوْف٘ عَلَيْهِمْ وَلاَ هُمْ يَحْزَنُونَؐ </text:span><text:span text:style-name="T3">(33)</text:span><text:span text:style-name="T2"> وَالذِيــنَ كَذَّبُواْ بِـَٔايَـٰتِنَا وَاسْتَكْبَرُواْ عَنْهَآ ٱُوْلَئِكَ أَصْحَـٰبُ </text:span><text:span text:style-name="T5">۴</text:span><text:span text:style-name="T2">لنّۭارۣ هُمْ فِيهَا خَـٰلِدُونَؐ </text:span><text:span text:style-name="T3">(34)</text:span><text:span text:style-name="T2"> فَمَــنَ اَظْلَمُ مِمَّنِ 'فْتَرۭيٰ عَلَــي </text:span><text:span text:style-name="T5">۰</text:span><text:span text:style-name="T2">للَّهِ كَذِباٗ اَوْ كَذَّبَ بِـَٔايَـٰتِهِؐ“ ٱُوْلَئِــكَ يَنَالُهُمْ نَصِيبُهُم مِّــنَ </text:span><text:span text:style-name="T5">۰</text:span><text:span text:style-name="T2">لْكِتَـٰــبِؐ حَتَّـيٰٓ إِذَا جَآءَتْهُمْ رُسُلُنَا يَتَوَفَّوْنَهُمْ قَالُوٓاْ أَيْــنَ مَا كُنتُمْ تَدْعُونَ مِن دُونِ </text:span><text:span text:style-name="T5">۱</text:span><text:span text:style-name="T2">للَّهِ قَالُواْ ضَلُّواْ عَنَّاؐ وَشَهِدُواْ عَلَـيٰٓ أَنفُسِهِمُ; أَنَّهُمْ كَانُواْ كۭـٰفِرۣيـنَؐ </text:span><text:span text:style-name="T3">(35)</text:span><text:span text:style-name="T2"> قَالَ </text:span><text:span text:style-name="T5">۸</text:span><text:span text:style-name="T2">دْخُلُواْ فِىٓ ٱُمَمٍ قَدْ خَلَــتْ مِـن قَـبْلِكُم مِّنَ </text:span><text:span text:style-name="T5">۰</text:span><text:span text:style-name="T2">لْجِنِّ وَالِانـسِ فِى </text:span><text:span text:style-name="T5">۱</text:span><text:span text:style-name="T2">لنّۭارۣؐ كُلَّمَا دَخَلَــتُ </text:span><text:span text:style-name="T5">۷</text:span><text:span text:style-name="T2">مَّةٌ لَّعَنَــتُ </text:span><text:span text:style-name="T5">۷</text:span><text:span text:style-name="T2">خْتَهَاؐ حَتَّـيٰٓ إِذَا "دَّارَكُواْ فِيهَا جَمِيعاً قَالَــتُ </text:span><text:span text:style-name="T5">۷</text:span><text:span text:style-name="T2">خْرۭيٰهُمْ لُءِولۭيٰهُمْ رَبَّنَا هَـٰٓؤُلآَءِ اَ۬ضَلُّونَا فَــَٔاتِهِمْ عَذَاباً ضِعْفاً مِّــنَ </text:span><text:span text:style-name="T5">۰</text:span><text:span text:style-name="T2">لنّۭارۣؐ </text:span><text:span text:style-name="T3">(36)</text:span><text:span text:style-name="T2"> قَالَ لِكُـلٍّ ضِعْفٌؐ وَچَكِــن لاَّ تَعْلَمُونَؐ </text:span><text:span text:style-name="T3">(37)</text:span><text:span text:style-name="T2"> ® وَقَالَــتُ </text:span><text:span text:style-name="T5">۷</text:span><text:span text:style-name="T2">ولۭيٰهُمْ لُءِخْرۭيٰهُمْ</text:span></text:p>
      <text:p text:style-name="P3" loext:marker-style-name="T2"/>
      <text:p text:style-name="P4" loext:marker-style-name="T2"><text:span text:style-name="T2">155</text:span></text:p>
      <text:p text:style-name="P2" loext:marker-style-name="T2"><text:span text:style-name="T2">فَمَا كَانننَ لَكُمْ عَلَيْنَا مِـن فَضْــلٍ فَذُوقُواْ </text:span><text:span text:style-name="T5">۴</text:span><text:span text:style-name="T2">لْعَذَابببَ بِمَا كُنتُمْ تَكْسِبُونَؐ </text:span><text:span text:style-name="T3">(38)</text:span><text:span text:style-name="T2"> إِنَّ </text:span><text:span text:style-name="T5">۰</text:span><text:span text:style-name="T2">لذِيــنَ كَذَّبُواْ بِـَٔايَـٰتِنَا وَاسْتَكْبَرُواْ عَنْهَا لاَ تُفَتَّحُ لَهُمُ; أَبْوَ؛بببُ </text:span><text:span text:style-name="T5">۴</text:span><text:span text:style-name="T2">لسَّمَآءِ وَلاَ يَدْخُلُونَ </text:span><text:span text:style-name="T5">۰</text:span><text:span text:style-name="T2">لْجَنَّةَ حَتَّيٰ يَلِجَ </text:span><text:span text:style-name="T5">۰</text:span><text:span text:style-name="T2">لْجَمَـلُ فِى سَمِّ </text:span><text:span text:style-name="T5">۱</text:span><text:span text:style-name="T2">لْخِيَاطِؐ وَكَذَ؛لِكَ نَجْزۣى </text:span><text:span text:style-name="T5">۱</text:span><text:span text:style-name="T2">ڤْمُجْرۣمِينَؐ </text:span><text:span text:style-name="T3">(39)</text:span><text:span text:style-name="T2"> لَهُم مِّـن جَهَنَّمَ مِهَادٌؐ وَمِن فَوْقِهِمْ غَوَاشٍؐ وَكَذَ؛لِــكَ نَجْزۣى </text:span><text:span text:style-name="T5">۱</text:span><text:span text:style-name="T2">لظَّـٰلِمِينَؐ </text:span><text:span text:style-name="T3">(40)</text:span><text:span text:style-name="T2"> وَالذِيــنَ ءَامَنُواْ وَعَمِلُواْ </text:span><text:span text:style-name="T5">۴</text:span><text:span text:style-name="T2">ڤصَّـٰڤِحَـٰــتِ لاَ نُكَلِّفُ نَفْساٗ اِلاَّ وُسْعَهَآؐ ٱُوْلَئِــكَ أَصْحَـٰبُ </text:span><text:span text:style-name="T5">۴</text:span><text:span text:style-name="T2">لْجَنَّةِ هُمْ فِيهَا خَـٰلِدُونَؐ </text:span><text:span text:style-name="T3">(41)</text:span><text:span text:style-name="T2"> وَنَزَعْنَا مَا فِى صُدُورۣهِم مِّـنْ غِلٍّ تَجْرۣى مِــن تَحْتِهِمُ </text:span><text:span text:style-name="T5">۴</text:span><text:span text:style-name="T2">لاَنْهَـٰرُؐ وَقَالُواْ </text:span><text:span text:style-name="T5">۴</text:span><text:span text:style-name="T2">لْحَمْدُ لِلهِ </text:span><text:span text:style-name="T5">۱ﻟ﮲</text:span><text:span text:style-name="T2"> هَدۭيٰنَا لِهَـٰذَاؐ وَمَا كُنَّا لِنَهْتَدِيَ لَوْلآَ أَنْ هَدۭيٰنَا </text:span><text:span text:style-name="T5">۰</text:span><text:span text:style-name="T2">للَّهُؐ لَقَدْ جَآءَتتتْ رُسُلُ رَبِّنَا بِالْحَقﱢّؐ وَنُودُوٓاْ أَن تِلْكُمُ </text:span><text:span text:style-name="T5">۴</text:span><text:span text:style-name="T2">لْجَنَّةُ ٱُورۣثْتُمُوهَا بِمَا كُنتُمْ تَعْمَلُونَؐ </text:span><text:span text:style-name="T3">(42)</text:span><text:span text:style-name="T2"> وَنَادۭيييٰٓ أَصْحَـٰــبُ </text:span><text:span text:style-name="T5">۴</text:span><text:span text:style-name="T2">لْجَنَّةِ أَصْحَـٰبَ </text:span><text:span text:style-name="T5">۰</text:span><text:span text:style-name="T2">لنّۭارۣ أَن قَدْ وَجَدْنَا مَا وَعَدَنَارَبُّنَا حَقّاً فَهَلْ وَجَدتُّم مَّا وَعَدَ رَبُّكُمْ حَقّاًؐ قَالُواْ نَعَمْؐ فَأَذَّنَ مُوَ۬ذِّنٛ بَيْنَهُمُ; أَننن لَّعْنَةُ </text:span><text:span text:style-name="T5">۴</text:span><text:span text:style-name="T2">للَّهِ عَلَي </text:span><text:span text:style-name="T5">۰</text:span><text:span text:style-name="T2">لظَّـٰلِمِيـنَ </text:span><text:span text:style-name="T3">(43)</text:span><text:span text:style-name="T2"> </text:span><text:span text:style-name="T5">۰</text:span><text:span text:style-name="T2">لذِينَ يَصُدُّونَ عَن سَبِيـلِ </text:span><text:span text:style-name="T5">۱</text:span><text:span text:style-name="T2">للَّهِ وَيَبْغُونَهَا</text:span></text:p>
      <text:p text:style-name="P3" loext:marker-style-name="T2"/>
      <text:p text:style-name="P4" loext:marker-style-name="T2"><text:span text:style-name="T2">156</text:span></text:p>
      <text:p text:style-name="P2" loext:marker-style-name="T2"><text:span text:style-name="T2">عِوَجاً وَهُم بِالاَخِرَةِ كَـٰفِرُونَؐ </text:span><text:span text:style-name="T3">(44)</text:span><text:span text:style-name="T2"> وَبَيْنَهُمَا حِجَابببٌؐ وَعَلَــي </text:span><text:span text:style-name="T5">۰</text:span><text:span text:style-name="T2">لاَعْرَافِ رۣجَالٌ يَعْرۣفُونَ كُلَۢاّ بِسِيمۭيٰهُمْؐ وَنَادَوَاْ اَصْحَـٰبَ </text:span><text:span text:style-name="T5">۰</text:span><text:span text:style-name="T2">لْجَنَّةِ أَن سَچَم٘ عَلَيْكُمْؐ لَمْ يَدْخُلُوهَا وَهُمْ يَطْمَعُونَؐ </text:span><text:span text:style-name="T3">(45)</text:span><text:span text:style-name="T2"> ¥ وَإِذَا صُرۣفَتَ اَبْصَـٰرُهُمْ تِلْقَآءَ اصْحَـٰــبِ </text:span><text:span text:style-name="T5">۱</text:span><text:span text:style-name="T2">لنّۭارۣ قَالُواْ رَبَّنَا لاَ تَجْعَلْنَا مَعَ </text:span><text:span text:style-name="T5">۰</text:span><text:span text:style-name="T2">لْقَوْمِ </text:span><text:span text:style-name="T5">۱</text:span><text:span text:style-name="T2">لظَّـٰلِمِينَؐ </text:span><text:span text:style-name="T3">(46)</text:span><text:span text:style-name="T2"> وَنَادۭيٰٓ أَصْحَـٰبُ </text:span><text:span text:style-name="T5">۴</text:span><text:span text:style-name="T2">لاَعْرَافِ رۣجَالًا يَعْرۣفُونَهُم بِسِيمۭيٰهُمْ قَالُواْ مَآ أَغْنۭــيٰ عَنكُمْ جَمْعُكُمْ وَمَا كُنتُمْ تَسْتَكْبِرُونَؐ </text:span><text:span text:style-name="T3">(47)</text:span><text:span text:style-name="T2"> أَهَـٰٓؤُلآَءِ </text:span><text:span text:style-name="T5">۱</text:span><text:span text:style-name="T2">لذِيــنَ أَقْسَمْتُمْ لاَ يَنَالُهُمُ </text:span><text:span text:style-name="T5">۴</text:span><text:span text:style-name="T2">للَّهُ بِرَحْمَةٖؐ </text:span><text:span text:style-name="T5">۶</text:span><text:span text:style-name="T2">دْخُلُواْ </text:span><text:span text:style-name="T5">۴</text:span><text:span text:style-name="T2">لْجَنَّةَ لاَ خَوْف٘ عَلَيْكُمْ وَلآَ أَنتُمْ تَحْزَنُونَؐ </text:span><text:span text:style-name="T3">(48)</text:span><text:span text:style-name="T2"> وَنَادۭيييٰٓ أَصْحَـٰبُ </text:span><text:span text:style-name="T5">۴</text:span><text:span text:style-name="T2">لنّۭارۣ أَصْحَـٰبَ </text:span><text:span text:style-name="T5">۰</text:span><text:span text:style-name="T2">لْجَنَّةِ أَنَ اَفِيضُواْ عَلَيْنَا مِــنَ </text:span><text:span text:style-name="T5">۰</text:span><text:span text:style-name="T2">لْمَآءِ اَ۬وْ مِمَّا رَزَقَكُمُ </text:span><text:span text:style-name="T5">۴</text:span><text:span text:style-name="T2">للَّهُؐ قَالُوٓاْ إِنننَّ </text:span><text:span text:style-name="T5">۰</text:span><text:span text:style-name="T2">للَّهَ حَرَّمَهُمَا عَلَــي </text:span><text:span text:style-name="T5">۰</text:span><text:span text:style-name="T2">لْكۭـٰفِرۣينَ </text:span><text:span text:style-name="T3">(49)</text:span><text:span text:style-name="T2"> </text:span><text:span text:style-name="T5">۰</text:span><text:span text:style-name="T2">لذِينَ "تَّخَذُواْ دِينَهُمْ لَهْواً وَلَعِباً وَغَرَّتْهُمُ </text:span><text:span text:style-name="T5">۴</text:span><text:span text:style-name="T2">لْحَيَوٰةُ </text:span><text:span text:style-name="T5">۴</text:span><text:span text:style-name="T2">لدُّنْيۭاؐ فَالْيَوْمَ نَنسۭيٰهُمْ كَمَا نَسُواْ لِقَآءَ يَوْمِهِمْ هَـٰذَا وَمَا كَانُواْ بِـَٔايَـٰتِنَا يَجْحَدُونَؐ </text:span><text:span text:style-name="T3">(50)</text:span><text:span text:style-name="T2"> وَلَقَدْ جِيؔنَـٰهُم بِكِتَـٰبٍ فَصَّلْنَـٰهُ عَلَيٰ عِلْمٖ هُديً وَرَحْمَةً لِّقَوْمٍ يُومِنُونَؐ </text:span><text:span text:style-name="T3">(51)</text:span><text:span text:style-name="T2"> هَـلْ يَنظُرُونَ</text:span></text:p>
      <text:p text:style-name="P3" loext:marker-style-name="T2"/>
      <text:p text:style-name="P4" loext:marker-style-name="T2"><text:span text:style-name="T2">157</text:span></text:p>
      <text:p text:style-name="P2" loext:marker-style-name="T2"><text:span text:style-name="T2">إِلاَّ تَاوۣيلَهُؐ, يَوْمَ يَاتِى تَاوۣيلُهُ„ يَقُولُ </text:span><text:span text:style-name="T5">۴</text:span><text:span text:style-name="T2">لذِيــنَ نَسُوهُ مِــن قَـبْلُ قَدْ جَآءَتتتْ رُسُلُ رَبِّنَا بِالْحَـقِّ فَهَل لَّنَا مِــن شُفَعَآءَ فَيَشْفَعُواْ لَنَآ أَوْ نُرَدُّ فَنَعْمَلَ غَـيْرَ </text:span><text:span text:style-name="T5">۰ﻟ﮲</text:span><text:span text:style-name="T2"> كُنَّا نَعْمَــلُؐ قَدْ خَسِرُوٓاْ أَنفُسَهُمْ وَضَــلَّ عَنْهُم مَّا كَانُواْ يَفْتَرُونَؐ </text:span><text:span text:style-name="T3">(52)</text:span><text:span text:style-name="T2"> إِنَّ رَبَّكُمُ </text:span><text:span text:style-name="T5">۴</text:span><text:span text:style-name="T2">للَّهُ </text:span><text:span text:style-name="T5">۴ﻟ﮲</text:span><text:span text:style-name="T2"> خَلَقَ </text:span><text:span text:style-name="T5">۰</text:span><text:span text:style-name="T2">لسَّمَـٰوَ؛تِ وَالاَرْضَ فِى سِتَّةِ أَيَّامٍ ثُمَّ "سْتَوۭيٰ عَلَــي </text:span><text:span text:style-name="T5">۰</text:span><text:span text:style-name="T2">لْعَرْشِؐ يُغْشِى </text:span><text:span text:style-name="T5">۱</text:span><text:span text:style-name="T2">ليْــلَ </text:span><text:span text:style-name="T5">۰</text:span><text:span text:style-name="T2">لنَّهَارَ يَطْلُبُهُ„ حَثِيثاً وَالشَّمْسَ وَالْقَمَرَ وَالنُّجُومَ مُسَخَّرَ؛تتتٙ بِأَمْرۣهِؐ“ أَلاَ لَهُ </text:span><text:span text:style-name="T5">۴</text:span><text:span text:style-name="T2">لْخَلْقُ وَالاَمْرُؐ تَبَـٰرَكَ </text:span><text:span text:style-name="T5">۰</text:span><text:span text:style-name="T2">للَّهُ رَبُّ </text:span><text:span text:style-name="T5">۴</text:span><text:span text:style-name="T2">لْعَـٰلَمِينَؐ </text:span><text:span text:style-name="T3">(53)</text:span><text:span text:style-name="T2"> </text:span><text:span text:style-name="T5">۸</text:span><text:span text:style-name="T2">دْعُواْ رَبَّكُمْ تَضَرُّعاً وَخُفْيَةٗؐ اِنَّهُ„ لاَ يُحِــبُّ </text:span><text:span text:style-name="T5">۴</text:span><text:span text:style-name="T2">لْمُعْتَدِينَؐ </text:span><text:span text:style-name="T3">(54)</text:span><text:span text:style-name="T2"> وَلاَ تُفْسِدُواْ فِى </text:span><text:span text:style-name="T5">۱</text:span><text:span text:style-name="T2">لاَرْضضضِ بَعْدَ إِصْڦَحِهَاؐ وَادْعُوهُ خَوْفاً وَطَمَعاٗؐ اِنَّ رَحْمَــتَ </text:span><text:span text:style-name="T5">۰</text:span><text:span text:style-name="T2">للَّهِ قَرۣيبٌ مِّــنَ </text:span><text:span text:style-name="T5">۰</text:span><text:span text:style-name="T2">ڤْمُحْسِنِينَؐ </text:span><text:span text:style-name="T3">(55)</text:span><text:span text:style-name="T2"> ® وَهُوَ </text:span><text:span text:style-name="T5">۰ﻟ﮲</text:span><text:span text:style-name="T2"> يُرْسِلُ </text:span><text:span text:style-name="T5">۴</text:span><text:span text:style-name="T2">لرّۣيَـٰحَ نُشُراَۢ بَيْنَ ¢ رَحْمَتِهِؐ” حَتَّيٰٓ إِذَآ أَقَلَّــتْ سَحَاباً ثِقَالًا سُقْنَـٰهُ لِبَلَدٍ مَّيِّــتٍ فَأَنزَلْنَا بِهِ </text:span><text:span text:style-name="T5">۱</text:span><text:span text:style-name="T2">لْمَآءَ فَأَخْرَجْنَا بِهِ” مِــن كُــلّۣ </text:span><text:span text:style-name="T5">۱</text:span><text:span text:style-name="T2">لثَّمَرَ؛تتتِؐ كَذَ؛لِــكَ نُخْرۣجُ </text:span><text:span text:style-name="T5">۴</text:span><text:span text:style-name="T2">لْمَوْتۭــيٰ لَعَلَّكُمْ تَذَّكَّرُونَؐ </text:span><text:span text:style-name="T3">(56)</text:span><text:span text:style-name="T2"> وَالْبَلَدُ </text:span><text:span text:style-name="T5">۴</text:span><text:span text:style-name="T2">لطَّيِّــبُ يَخْرُجُ نَبَاتُهُ„ بِإِذْنِ رَبِّهِؐ” وَاﻟ﮲ خَبُــثَ لاَ يَخْرُجُ إِلاَّ نَكِداًؐ كَذَ؛لِــكَ نُصَرّۣفُ </text:span><text:span text:style-name="T5">۴</text:span><text:span text:style-name="T2">لاَيَـٰــتِ</text:span></text:p>
      <text:p text:style-name="P3" loext:marker-style-name="T2"/>
      <text:p text:style-name="P4" loext:marker-style-name="T2"><text:span text:style-name="T2">158</text:span></text:p>
      <text:p text:style-name="P2" loext:marker-style-name="T2"><text:span text:style-name="T2">لِقَوْمٍ يَشْكُرُونَؐ </text:span><text:span text:style-name="T3">(57)</text:span><text:span text:style-name="T2"> لَقَدَ اَرْسَلْنَا نُوحاٗ اِلَيٰ قَوْمِهِ” فَقَالَ يَـٰقَوْمِ </text:span><text:span text:style-name="T5">۹</text:span><text:span text:style-name="T2">عْبُدُواْ </text:span><text:span text:style-name="T5">۴</text:span><text:span text:style-name="T2">للَّهَ مَا لَكُم مِّـنِ اِچَهٖ غَيْرُهُؐ; إِنِّــيَ أَخَافُ عَلَيْكُمْ عَذَابببَ يَوْمٖ عَظِيمٍؐ </text:span><text:span text:style-name="T3">(58)</text:span><text:span text:style-name="T2"> قَالَ </text:span><text:span text:style-name="T5">۰</text:span><text:span text:style-name="T2">لْمَلُءَ مِن قَوْمِهِ“ إِنَّا لَنَرۭيٰــكَ فِى ضَچَـلٍ مُّبِـينٍؐ </text:span><text:span text:style-name="T3">(59)</text:span><text:span text:style-name="T2"> قَالَ يَـٰقَوْمِ لَيْسَ بِى ضَچَلَةٌ وَچَكِنِّى رَسُولٌ مِّن رَّبببِّ </text:span><text:span text:style-name="T5">۱</text:span><text:span text:style-name="T2">لْعَـٰلَمِينَؐ </text:span><text:span text:style-name="T3">(60)</text:span><text:span text:style-name="T2"> ٱُبَلِّغُكُمْ رۣسَـٰچَــتِ رَبِّى وَأَنصَحُ لَكُمْ وَأَعْلَمُ مِــنَ </text:span><text:span text:style-name="T5">۰</text:span><text:span text:style-name="T2">للَّهِ مَا لاَ تَعْلَمُونَؐ </text:span><text:span text:style-name="T3">(61)</text:span><text:span text:style-name="T2"> أَوَعَجِبْتُمُ; أَننن جَآءَكُمْ ذِكْرٌ مِّن رَّبِّكُمْ عَلَيٰ رَجُــلٍ مِّنكُمْ لِيُنذِرَكُمْ وَلِتَتَّقُواْ وَلَعَلَّكُمْ تُرْحَمُونَؐ </text:span><text:span text:style-name="T3">(62)</text:span><text:span text:style-name="T2"> فَكَذَّبُوهُ فَأَنجَيْنَـٰهُ وَالذِيــنَ مَعَهُ„ فِى </text:span><text:span text:style-name="T5">۱</text:span><text:span text:style-name="T2">لْفُلْــكِؐ وَأَغْرَقْنَا </text:span><text:span text:style-name="T5">۰</text:span><text:span text:style-name="T2">لذِيــنَ كَذَّبُواْ بِــَٔايَـٰتِنَآؐ إِنَّهُمْ كَانُواْ قَوْماٗ عَمِينَؐ </text:span><text:span text:style-name="T3">(63)</text:span><text:span text:style-name="T2"> وَإِلَــيٰ عَادٖ اَخَاهُمْ هُوداًؐ قَالَ يَـٰقَوْمِ </text:span><text:span text:style-name="T5">۹</text:span><text:span text:style-name="T2">عْبُدُواْ </text:span><text:span text:style-name="T5">۴</text:span><text:span text:style-name="T2">للَّهَ مَا لَكُم مِّـنِ اِچَهٖ غَيْرُهُؐ; أَفَــلاَ تَتَّقُونَؐ </text:span><text:span text:style-name="T3">(64)</text:span><text:span text:style-name="T2"> قَالَ </text:span><text:span text:style-name="T5">۰</text:span><text:span text:style-name="T2">لْمَلُءَ </text:span><text:span text:style-name="T5">۴</text:span><text:span text:style-name="T2">لذِيــنَ كَفَرُواْ مِن قَوْمِهِ“ إِنَّا لَنَرۭيٰــكَ فِى سَفَاهَةٍ وَإِنَّا لَنَظُنُّــكَ مِــنَ </text:span><text:span text:style-name="T5">۰</text:span><text:span text:style-name="T2">لْكَـٰذِبِينَؐ </text:span><text:span text:style-name="T3">(65)</text:span><text:span text:style-name="T2"> قَالَ يَـٰقَوْمِ لَيْسَ بِى سَفَاهَةٌ وَچَكِنِّى رَسُولٌ مِّن رَّبببِّ </text:span><text:span text:style-name="T5">۱</text:span><text:span text:style-name="T2">لْعَـٰلَمِينَؐ </text:span><text:span text:style-name="T3">(66)</text:span><text:span text:style-name="T2"> ٱُبَلِّغُكُمْ رۣسَـٰچَــتِ رَبِّى وَأَنَا لَكُمْ نَاصِـح٘ اَمِين٘ؐ </text:span><text:span text:style-name="T3">(67)</text:span><text:span text:style-name="T2"> © اَوَعَجِبْتُمُ; أَن</text:span></text:p>
      <text:p text:style-name="P3" loext:marker-style-name="T2"/>
      <text:p text:style-name="P4" loext:marker-style-name="T2"><text:span text:style-name="T2">159</text:span></text:p>
      <text:p text:style-name="P2" loext:marker-style-name="T2"><text:span text:style-name="T2">جَآءَكُمْ ذِكْرٌ مِّن رَّبِّكُمْ عَلَيٰ رَجُــلٍ مِّنكُمْ لِيُنذِرَكُمْؐ وَاذْكُرُوٓاْ إِذْ جَعَلَكُمْ خُلَفَآءَ مِـنۢ بَعْدِ قَوْمِ نُوحٍ وَزَادَكُمْ فِى </text:span><text:span text:style-name="T5">۱</text:span><text:span text:style-name="T2">لْخَلْـقِ بَصْطَةًؐ فَاذْكُرُوٓاْ ءَالآَءَ </text:span><text:span text:style-name="T5">۰</text:span><text:span text:style-name="T2">للَّهِ لَعَلَّكُمْ تُفْلِحُونَؐ </text:span><text:span text:style-name="T3">(68)</text:span><text:span text:style-name="T2"> قَالُوٓاْ أَجِيؔتَنَا لِنَعْبُدَ </text:span><text:span text:style-name="T5">۰</text:span><text:span text:style-name="T2">للَّهَ وَحْدَهُ„ وَنَذَرَ مَا كَانَ يَعْبُدُ ءَابَآؤُنَا فَاتِنَا بِمَا تَعِدُنَآ إِننن كُنــتَ مِنَ </text:span><text:span text:style-name="T5">۰</text:span><text:span text:style-name="T2">لصَّـٰدِقِينَؐ </text:span><text:span text:style-name="T3">(69)</text:span><text:span text:style-name="T2"> قَالَ قَدْ وَقَعَ عَلَيْكُم مِّن رَّبِّكُمْ رۣجْسٌ وَغَضَب٘ؐ اَتُجَـٰدِلُونَنِى فِىٓ أَسْمَآءٍ سَمَّيْتُمُوهَآ أَنتُمْ وَءَابَآؤُكُم مَّا نَزَّلَ </text:span><text:span text:style-name="T5">۰</text:span><text:span text:style-name="T2">للَّهُ بِهَا مِن سُلْطَـٰنٍؐ فَانتَظِرُوٓاْؐ إِنِّى مَعَكُم مِّــنَ </text:span><text:span text:style-name="T5">۰</text:span><text:span text:style-name="T2">لْمُنتَظِرۣينَؐ </text:span><text:span text:style-name="T3">(70)</text:span><text:span text:style-name="T2"> فَأَنجَيْنَـٰهُ وَالذِيــنَ مَعَهُ„ بِرَحْمَةٍ مِّنَّا وَقَطَعْنَا دَابِرَ </text:span><text:span text:style-name="T5">۰</text:span><text:span text:style-name="T2">لذِيــنَ كَذَّبُواْ بِـَٔايَـٰتِنَــا وَمَا كَانُواْ مُومِنِينَؐ </text:span><text:span text:style-name="T3">(71)</text:span><text:span text:style-name="T2"> وَإِلَــيٰ ثَمُودَ أَخَاهُمْ صَـٰڤِحاًؐ قَالَ يَـٰقَوْمِ </text:span><text:span text:style-name="T5">۹</text:span><text:span text:style-name="T2">عْبُدُواْ </text:span><text:span text:style-name="T5">۴</text:span><text:span text:style-name="T2">للَّهَ مَا لَكُم مِّـنِ اِچَهٖ غَيْرُهُؐ, قَدْ جَآءَتْكُم بَيِّنَةٌ مِّن رَّبِّكُمْؐ هَـٰذِهِ” نَاقَةُ </text:span><text:span text:style-name="T5">۴</text:span><text:span text:style-name="T2">للَّهِ لَكُمُ; ءَايَةًؐ فَذَرُوهَــا تَاكُـلْ فِىٓ أَرْضِ </text:span><text:span text:style-name="T5">۱</text:span><text:span text:style-name="T2">للَّهِؐ وَلاَ تَمَسُّوهَا بِسُوٓءٍ فَيَاخُذَكُمْ عَذَاب٘ اَلِيمٌؐ </text:span><text:span text:style-name="T3">(72)</text:span><text:span text:style-name="T2"> وَاذْكُرُوٓاْ إِذْ جَعَلَكُمْ خُلَفَآءَ مِـنۢ بَعْدِ عَادٍ وَبَوَّأَكُمْ فِى </text:span><text:span text:style-name="T5">۱</text:span><text:span text:style-name="T2">لاَرْضضضِ تَتَّخِذُونَ مِــن سُهُولِهَا قُصُوراً</text:span></text:p>
      <text:p text:style-name="P3" loext:marker-style-name="T2"/>
      <text:p text:style-name="P4" loext:marker-style-name="T2"><text:span text:style-name="T2">160</text:span></text:p>
      <text:p text:style-name="P2" loext:marker-style-name="T2"><text:span text:style-name="T2">وَتَنْحِتُونَ </text:span><text:span text:style-name="T5">۰</text:span><text:span text:style-name="T2">لْجِبَالَ بُيُوتاًؐ فَاذْكُرُوٓاْ ءَالآَءَ </text:span><text:span text:style-name="T5">۰</text:span><text:span text:style-name="T2">للَّهِؐ وَلاَ تَعْثَوْاْ فِى </text:span><text:span text:style-name="T5">۱</text:span><text:span text:style-name="T2">لاَرْضِ مُـفْسِدِينَؐ </text:span><text:span text:style-name="T3">(73)</text:span><text:span text:style-name="T2"> قَالَ </text:span><text:span text:style-name="T5">۰</text:span><text:span text:style-name="T2">لْمَلُءَ </text:span><text:span text:style-name="T5">۴</text:span><text:span text:style-name="T2">لذِيـنَ "سْتَكْبَرُواْ مِن قَوْمِهِ” لِلذِيـنَ </text:span><text:span text:style-name="T5">۸</text:span><text:span text:style-name="T2">سْتُضْعِفُواْ لِمَــنَ —امَـنَ مِنْهُمُ; أَتَعْلَمُونَ أَنَّ صَـٰڤِحاً مُّرْسَلٌ مِّن رَّبِّهِؐ” قَالُوٓاْ إِنَّا بِمَآ ٱُرْسِـلَ بِهِ” مُومِنُونَؐ </text:span><text:span text:style-name="T3">(74)</text:span><text:span text:style-name="T2"> قَالَ </text:span><text:span text:style-name="T5">۰</text:span><text:span text:style-name="T2">لذِيـنَ "سْتَكْبَرُوٓاْ إِنَّا بِاﻟـذِىٓ ءَامَنتُم بِهِ” كَـٰفِرُونَؐ </text:span><text:span text:style-name="T3">(75)</text:span><text:span text:style-name="T2"> ® فَعَقَرُواْ </text:span><text:span text:style-name="T5">۴</text:span><text:span text:style-name="T2">لنَّاقَةَ وَعَتَوْاْ عَنَ اَمْرۣ رَبِّهِمْؐ وَقَالُواْ يَـٰصَـٰلِحُ èيتِنَا بِمَا تَعِدُنَآ إِننن كُنــتَ مِنَ </text:span><text:span text:style-name="T5">۰</text:span><text:span text:style-name="T2">لْمُرْسَلِينَؐ </text:span><text:span text:style-name="T3">(76)</text:span><text:span text:style-name="T2"> فَأَخَذَتْهُمُ </text:span><text:span text:style-name="T5">۴</text:span><text:span text:style-name="T2">لرَّجْفَةُ فَأَصْبَحُواْ فِى دۭارۣهِمْ جَـٰثِمِينَؐ </text:span><text:span text:style-name="T3">(77)</text:span><text:span text:style-name="T2"> فَتَوَلّۭــيٰ عَنْهُمْ وَقَالَ يَـٰقَوْمِ لَقَدَ اَبْلَغْتُكُمْ رۣسَالَةَ رَبِّى وَنَصَحْــتُ لَكُمْؐ وَچَكِــن لاَّ تُحِبُّونَ </text:span><text:span text:style-name="T5">۰</text:span><text:span text:style-name="T2">ڤنَّـٰصِحِينَؐ </text:span><text:span text:style-name="T3">(78)</text:span><text:span text:style-name="T2"> وَلُوطاٗ اِذْ قَالَ لِقَوْمِهِ“ أَتَاتُونَ </text:span><text:span text:style-name="T5">۰</text:span><text:span text:style-name="T2">ڤْفَـٰحِشَةَ مَا سَبَقَكُم بِهَا مِــنَ اَحَدٍ مِّــنَ </text:span><text:span text:style-name="T5">۰</text:span><text:span text:style-name="T2">لْعَـٰلَمِينَؐ </text:span><text:span text:style-name="T3">(79)</text:span><text:span text:style-name="T2"> إِنَّكُمْ لَتَاتُونَ </text:span><text:span text:style-name="T5">۰</text:span><text:span text:style-name="T2">لرّۣجَالَ شَهْوَةً مِّــن دُونِ </text:span><text:span text:style-name="T5">۱</text:span><text:span text:style-name="T2">لنِّسَآءِؐ بَــلَ اَنتُمْ قَوْمٌ مُّسْرۣفُونَؐ </text:span><text:span text:style-name="T3">(80)</text:span><text:span text:style-name="T2"> وَمَاكَانَ جَوَابببَ قَوْمِهِ“ إِلٓاَّ أَن قَالُوٓاْ أَخْرۣجُوهُم مِّن قَرْيَتِكُمُؐ; إِنَّهُمُ; ٱُنَاسٌ يَتَطَهَّرُونَؐ </text:span><text:span text:style-name="T3">(81)</text:span><text:span text:style-name="T2"> فَأَنجَيْنَـٰهُ وَأَهْلَهُ; إِلاَّ "مْرَأَتَهُ„ كَانَــتْ مِــنَ </text:span><text:span text:style-name="T5">۰</text:span><text:span text:style-name="T2">لْغَـٰبِرۣيـنَؐ </text:span><text:span text:style-name="T3">(82)</text:span></text:p>
      <text:p text:style-name="P3" loext:marker-style-name="T2"/>
      <text:p text:style-name="P4" loext:marker-style-name="T2"><text:span text:style-name="T2">161</text:span></text:p>
      <text:p text:style-name="P2" loext:marker-style-name="T2"><text:span text:style-name="T2">وَأَمْطَرْنَا عَلَيْهِم مَّطَراًؐ فَانظُرْ كَيْفَ كَانَ عَـٰقِبَةُ </text:span><text:span text:style-name="T5">۴</text:span><text:span text:style-name="T2">ڤْمُجْرۣمِيـنَؐ </text:span><text:span text:style-name="T3">(83)</text:span><text:span text:style-name="T2"> وَإِلَــيٰ مَدْيَــنَ أَخَاهُمْ شُعَيْبــاًؐ قَالَ يَـٰقَوْمِ </text:span><text:span text:style-name="T5">۹</text:span><text:span text:style-name="T2">عْبُدُواْ </text:span><text:span text:style-name="T5">۴</text:span><text:span text:style-name="T2">للَّهَ مَا لَكُم مِّـنِ اِچَهٖ غَيْرُهُؐ, قَدْ جَآءَتْكُم بَيِّنَةٌ مِّن رَّبِّكُمْؐ فَأَوْفُواْ </text:span><text:span text:style-name="T5">۴</text:span><text:span text:style-name="T2">لْكَيْـلَ وَالْمِيزَانَؐ وَلاَ تَبْخَسُواْ </text:span><text:span text:style-name="T5">۴</text:span><text:span text:style-name="T2">لنَّاسَ أَشْيَآءَهُمْؐ وَلاَ تُفْسِدُواْ فِى </text:span><text:span text:style-name="T5">۱</text:span><text:span text:style-name="T2">لاَرْضِ بَعْدَ إِصْـﭽَحِهَاؐ ذَ؛لِكُمْ خَيْرٌ لَّكُمُ; إِننن كُنتُم مُّومِنِينَؐ </text:span><text:span text:style-name="T3">(84)</text:span><text:span text:style-name="T2"> وَلاَ تَقْعُدُواْ بِكُــلّۣ صِرَ؛طٍ تُوعِدُونَ وَتَصُدُّونَ عَــن سَبِيـلِ </text:span><text:span text:style-name="T5">۱</text:span><text:span text:style-name="T2">للَّهِ مَــنَ —امَنَ بِهِ” وَتَبْغُونَهَا عِوَجاًؐ وَاذْكُرُوٓاْ إِذْ كُنتُمْ قَلِيلًا فَكَثَّرَكُمْؐ وَانظُرُواْ كَيْفَ كَانننَ عَـٰقِبَةُ </text:span><text:span text:style-name="T5">۴</text:span><text:span text:style-name="T2">لْمُفْسِدِينَؐ </text:span><text:span text:style-name="T3">(85)</text:span><text:span text:style-name="T2"> وَإِن كَانننَ طَآئِفَةٌ مِّنكُمُ; ءَامَنُواْ بِاﻟـذِىٓ ٱُرْسِلْــتُ بِهِ” وَطَآئِفَةٌ لَّمْ يُومِنُواْ فَاصْبِرُواْ حَتَّــيٰ يَحْكُمَ </text:span><text:span text:style-name="T5">۰</text:span><text:span text:style-name="T2">للَّهُ بَيْنَنَاؐ وَهُوَ خَيْرُ </text:span><text:span text:style-name="T5">۴</text:span><text:span text:style-name="T2">لْحَـٰكِمِينَؐ </text:span><text:span text:style-name="T3">(86)</text:span><text:span text:style-name="T2"> ¤ قَالَ </text:span><text:span text:style-name="T5">۰</text:span><text:span text:style-name="T2">لْمَلُءَ </text:span><text:span text:style-name="T5">۴</text:span><text:span text:style-name="T2">لذِينَ "سْتَكْبَرُواْ مِن قَوْمِهِ” لَنُخْرۣجَنَّــكَ يَـٰشُعَيْــبُ وَالذِيــنَ ءَامَنُواْ مَعَــكَ مِن قَرْيَتِنَآ أَوْ لَتَعُودُنَّ فِى مِلَّتِنَاؐ قَالَ أَوَلَوْ كُنَّا كَـٰرۣهِينَؐ </text:span><text:span text:style-name="T3">(87)</text:span><text:span text:style-name="T2"> قَدِ 'فْتَرَيْنَا عَلَــي </text:span><text:span text:style-name="T5">۰</text:span><text:span text:style-name="T2">للَّهِ كَذِباٗ اِنننْ عُدْنَا فِى مِلَّتِكُم بَعْدَ إِذْ نَجّۭيٰنَا </text:span><text:span text:style-name="T5">۰</text:span><text:span text:style-name="T2">للَّهُ مِنْهَاؐ وَمَا يَكُونُ لَنَآ أَن نَّعُودَ فِيهَآ إِلٓاَّ أَنْ</text:span></text:p>
      <text:p text:style-name="P3" loext:marker-style-name="T2"/>
      <text:p text:style-name="P4" loext:marker-style-name="T2"><text:span text:style-name="T2">162</text:span></text:p>
      <text:p text:style-name="P2" loext:marker-style-name="T2"><text:span text:style-name="T2">يَّشَآءَ </text:span><text:span text:style-name="T5">۰</text:span><text:span text:style-name="T2">للَّهُ رَبُّنَاؐ وَسِعَ رَبُّنَا كُــلَّ شَيْءٖ عِلْماٗؐ عَلَــي </text:span><text:span text:style-name="T5">۰</text:span><text:span text:style-name="T2">للَّهِ تَوَكَّلْنَاؐ رَبَّنَا "فْتَحْ بَيْنَنَا وَبَيْنَ قَوْمِنَا بِالْحَقﱢّؐ وَأَنــتَ خَيْرُ </text:span><text:span text:style-name="T5">۴</text:span><text:span text:style-name="T2">ڤْفَـٰتِحِينَؐ </text:span><text:span text:style-name="T3">(88)</text:span><text:span text:style-name="T2"> وَقَالَ </text:span><text:span text:style-name="T5">۰</text:span><text:span text:style-name="T2">لْمَلُءَ </text:span><text:span text:style-name="T5">۴</text:span><text:span text:style-name="T2">لذِيــنَ كَفَرُواْ مِن قَوْمِهِ” لَـئِـنِ 'تَّبَعْتُمْ شُعَيْباٗ اِنَّكُمُ; إِذاً لَّخَـٰسِرُونَؐ </text:span><text:span text:style-name="T3">(89)</text:span><text:span text:style-name="T2"> فَأَخَذَتْهُمُ </text:span><text:span text:style-name="T5">۴</text:span><text:span text:style-name="T2">لرَّجْفَةُ فَأَصْبَحُواْ فِى دۭارۣهِمْ جَـٰثِمِينَؐ </text:span><text:span text:style-name="T3">(90)</text:span><text:span text:style-name="T2"> </text:span><text:span text:style-name="T5">۰</text:span><text:span text:style-name="T2">لذِيــنَ كَذَّبُواْ شُعَيْباً كَأَن لَّمْ يَغْنَوْاْ فِيهَاؐ </text:span><text:span text:style-name="T5">۰</text:span><text:span text:style-name="T2">لذِيــنَ كَذَّبُواْ شُعَيْباً كَانُواْ هُمُ </text:span><text:span text:style-name="T5">۴</text:span><text:span text:style-name="T2">لْخَـٰسِرۣينَؐ </text:span><text:span text:style-name="T3">(91)</text:span><text:span text:style-name="T2"> فَتَوَلّۭيٰ عَنْهُمْ وَقَالَ يَـٰقَوْمِ لَقَدَ اَبْلَغْتُكُمْ رۣسَـٰچَــتِ رَبِّى وَنَصَحْــتُ لَكُمْؐ فَكَيْفَ ءَاسۭــيٰ عَلَيٰ قَوْمٍ كۭـٰفِـرۣينَؐ </text:span><text:span text:style-name="T3">(92)</text:span><text:span text:style-name="T2"> وَمَآ أَرْسَلْنَا فِى قَرْيَةٍ مِّن نَّـبِىٓءٖ اِلٓاَّ أَخَذْنَآ أَهْلَهَا بِالْبَأْسَآءِ وَالضَّرَّآءِ لَعَلَّهُمْ يَضَّرَّعُونَؐ </text:span><text:span text:style-name="T3">(93)</text:span><text:span text:style-name="T2"> ثُمَّ بَدَّلْنَا مَكَانننَ </text:span><text:span text:style-name="T5">۰</text:span><text:span text:style-name="T2">لسَّيِّيؕةِ </text:span><text:span text:style-name="T5">۱</text:span><text:span text:style-name="T2">لْحَسَنَةَ حَتَّــيٰ عَفَواْؐ وَّقَالُواْ قَدْ مَــسَّ ءَابَآءَنَا </text:span><text:span text:style-name="T5">۰</text:span><text:span text:style-name="T2">لضَّرَّآءُ وَالسَّرَّآءُ فَأَخَذْنَـٰهُم بَغْتَةً وَهُمْ لاَ يَشْعُرُونَؐ </text:span><text:span text:style-name="T3">(94)</text:span><text:span text:style-name="T2"> وَلَوَ اَنَّ أَهْلَ </text:span><text:span text:style-name="T5">۰</text:span><text:span text:style-name="T2">لْقُرۭيٰٓ ءَامَنُواْ وَاتَّقَوْاْ ڤَفَتَحْنَا عَلَيْهِم بَرَكَـٰــتٍ مِّــنَ </text:span><text:span text:style-name="T5">۰</text:span><text:span text:style-name="T2">لسَّمَآءِ وَالاَرْضِؐ وَچَكِــن كَذَّبُواْ فَأَخَذْنَـٰهُم بِمَا كَانُواْ يَكْسِبُونَؐ </text:span><text:span text:style-name="T3">(95)</text:span><text:span text:style-name="T2"> أَفَأَمِــنَ أَهْلُ </text:span><text:span text:style-name="T5">۴</text:span><text:span text:style-name="T2">لْقُرۭيٰٓ أَنْ يَّاتِيَهُم بَأْسُنَا بَيَـٰتاً وَهُمْ نَآئِمُونَ </text:span><text:span text:style-name="T3">(96)</text:span><text:span text:style-name="T2"> أَوَ اَمِــنَ أَهْلُ </text:span><text:span text:style-name="T5">۴</text:span><text:span text:style-name="T2">لْقُرۭيٰٓ</text:span></text:p>
      <text:p text:style-name="P3" loext:marker-style-name="T2"/>
      <text:p text:style-name="P4" loext:marker-style-name="T2"><text:span text:style-name="T2">16</text:span></text:p>
      <text:p text:style-name="P2" loext:marker-style-name="T2"><text:span text:style-name="T2">أَنْ يَّاتِيَهُم بَأْسُنَا ضُحيً وَهُمْ يَلْعَبُونَؐ </text:span><text:span text:style-name="T3">(97)</text:span><text:span text:style-name="T2"> أَفَأَمِنُواْ مَكْرَ </text:span><text:span text:style-name="T5">۰</text:span><text:span text:style-name="T2">للَّهِؐ فَلاَ يَامَــنُ مَكْرَ </text:span><text:span text:style-name="T5">۰</text:span><text:span text:style-name="T2">للَّهِ إِلاَّ </text:span><text:span text:style-name="T5">۰</text:span><text:span text:style-name="T2">لْقَوْمُ </text:span><text:span text:style-name="T5">۴</text:span><text:span text:style-name="T2">لْخَـٰسِرُونَؐ </text:span><text:span text:style-name="T3">(98)</text:span><text:span text:style-name="T2"> ® أَوَلَمْ يَهْدِ لِلذِينَ يَرۣثُونَ </text:span><text:span text:style-name="T5">۰</text:span><text:span text:style-name="T2">لاَرْضضضَ مِـنۢ بَعْدِ أَهْلِهَآ أَن لَّوْ نَشَآءُ اَ۬صَبْنَـٰهُم بِذُنُوبِهِمْؐ وَنَطْبَعُ عَلَــيٰ قُلُوبِهِمْ فَهُمْ لاَ يَسْمَعُونَؐ </text:span><text:span text:style-name="T3">(99)</text:span><text:span text:style-name="T2"> تِلْــكَ </text:span><text:span text:style-name="T5">۰</text:span><text:span text:style-name="T2">لْقُرۭيٰ نَقُــصُّ عَلَيْــكَ مِــنَ اَنۢبَآئِهَاؐ وَلَقَدْ جَآءَتْهُمْ رُسُلُهُم بِالْبَيِّنَـٰــتِ فَمَا كَانُواْ لِيُومِنُواْ بِمَــا كَذَّبُواْ مِن قَبْلُؐ كَذَ؛لِــكَ يَطْبَعُ </text:span><text:span text:style-name="T5">۴</text:span><text:span text:style-name="T2">للَّهُ عَلَــيٰ قُلُوبببِ </text:span><text:span text:style-name="T5">۱</text:span><text:span text:style-name="T2">لْكۭـٰفِـرۣينَؐ </text:span><text:span text:style-name="T3">(100)</text:span><text:span text:style-name="T2"> وَمَا وَجَدْنَا لَأِكْثَرۣهِم مِّــنْ عَهْدٍؐ وَإِنْ وَّجَدْنَآ أَكْثَرَهُمْ لَفَـٰسِقِينَؐ </text:span><text:span text:style-name="T3">(101)</text:span><text:span text:style-name="T2"> ثُمَّ بَعَثْنَا مِنۢ بَعْدِهِم مُّوسۭيٰ بِـَٔايَـٰتِنَآ إِلَيٰ فِرْعَوْنَ وَمَلْاَئِهِ” فَظَلَمُواْ بِهَاؐ فَانظُرْ كَيْفَ كَانَ عَـٰقِبَةُ </text:span><text:span text:style-name="T5">۴</text:span><text:span text:style-name="T2">لْمُفْسِدِينَؐ </text:span><text:span text:style-name="T3">(102)</text:span><text:span text:style-name="T2"> وَقَالَ مُوسۭيٰ يَـٰفِرْعَوْنُ إِنِّى رَسُولٌ مِّن رَّبِّ </text:span><text:span text:style-name="T5">۱</text:span><text:span text:style-name="T2">لْعَـٰلَمِينَ </text:span><text:span text:style-name="T3">(103)</text:span><text:span text:style-name="T2"> حَقِيــق٘ؐ عَلَيَّ أَن لٓاَّ أَقُولَ عَلَــي </text:span><text:span text:style-name="T5">۰</text:span><text:span text:style-name="T2">للَّهِ إِلاَّ </text:span><text:span text:style-name="T5">۰</text:span><text:span text:style-name="T2">لْحَقَّؐ قَدْ جِيؔتُكُم بِبَيِّنَةٍ مِّن رَّبِّكُمْؐ فَأَرْسِلْ مَعِى بَنِىٓ إِسْرَآءِيلَؐ </text:span><text:span text:style-name="T3">(104)</text:span><text:span text:style-name="T2"> قَالَ إِننن كُنــتَ جِيؔــتَ بِـَٔايَةٍ فَاتِ بِهَآ إِننن كُنــتَ مِــنَ </text:span><text:span text:style-name="T5">۰</text:span><text:span text:style-name="T2">لصَّـٰدِقِينَؐ </text:span><text:span text:style-name="T3">(105)</text:span><text:span text:style-name="T2"> فَأَلْقۭــيٰ عَصَاهُ فَإِذَا هِــيَ ثُعْبَانٌ مُّبِينٌ </text:span><text:span text:style-name="T3">(106)</text:span><text:span text:style-name="T2"> وَنَزَعَ يَدَهُ„</text:span></text:p>
      <text:p text:style-name="P3" loext:marker-style-name="T2"/>
      <text:p text:style-name="P4" loext:marker-style-name="T2"><text:span text:style-name="T2">164</text:span></text:p>
      <text:p text:style-name="P2" loext:marker-style-name="T2"><text:span text:style-name="T2">فَإِذَا هِــيَ بَــيْضَآءُ لِلنَّـٰظِرۣينَؐ </text:span><text:span text:style-name="T3">(107)</text:span><text:span text:style-name="T2"> قَالَ </text:span><text:span text:style-name="T5">۰</text:span><text:span text:style-name="T2">لْمَلُءَ مِــن قَـوْمِ فِرْعَوْنَ إِنننَّ هَـٰذَا ڤَسَـٰحِر٘ عَلِيمٌ </text:span><text:span text:style-name="T3">(108)</text:span><text:span text:style-name="T2"> يُرۣيدُ أَنننْ يُّخْرۣجَكُم مِّنَ اَرْضِكُمْؐ فَمَاذَا تَامُرُونَؐ </text:span><text:span text:style-name="T3">(109)</text:span><text:span text:style-name="T2"> قَالُوٓاْ أَرْجِهِ” وَأَخَاهُ وَأَرْسِـلْ فِى </text:span><text:span text:style-name="T5">۱</text:span><text:span text:style-name="T2">لْمَدَآئِـنِ حَـٰشِرۣينَ </text:span><text:span text:style-name="T3">(110)</text:span><text:span text:style-name="T2"> يَاتُوكككَ بِكُلِّ سَـٰحِر۫ عَلِيمٍؐ </text:span><text:span text:style-name="T3">(111)</text:span><text:span text:style-name="T2"> وَجَآءَ </text:span><text:span text:style-name="T5">۰</text:span><text:span text:style-name="T2">ڤسَّحَرَةُ فِرْعَوْنَ قَالُوٓاْ إِنننَّ لَنَا لَأَجْراٗ اِن كُنَّا نَحْــنُ </text:span><text:span text:style-name="T5">۴</text:span><text:span text:style-name="T2">لْغَـٰلِبِينَؐ </text:span><text:span text:style-name="T3">(112)</text:span><text:span text:style-name="T2"> قَالَ نَعَمْ وَإِنَّكُمْ لَمِــنَ </text:span><text:span text:style-name="T5">۰</text:span><text:span text:style-name="T2">لْمُقَرَّبِينَؐ </text:span><text:span text:style-name="T3">(113)</text:span><text:span text:style-name="T2"> قَالُواْ يَـٰمُوسۭيٰٓ إِمَّآ أَن تُلْقِيَ وَإِمَّآ أَن نَّكُونَ نَحْــنُ </text:span><text:span text:style-name="T5">۴</text:span><text:span text:style-name="T2">لْمُلْقِينَؐ </text:span><text:span text:style-name="T3">(114)</text:span><text:span text:style-name="T2"> قَالَ أَلْقُواْؐ فَلَمَّآ أَلْقَوْاْ سَحَرُوٓاْ أَعْيُــنَ </text:span><text:span text:style-name="T5">۰</text:span><text:span text:style-name="T2">لنَّاسِ وَاسْتَرْهَبُوهُمْؐ وَجَآءُو بِسِحْر۫ عَظِيمٍؐ </text:span><text:span text:style-name="T3">(115)</text:span><text:span text:style-name="T2"> © وَأَوْحَيْنَآ إِلَيٰ مُوسۭــيٰٓ أَنَ اَلْقِ عَصَاكَؐ فَإِذَا هِــيَ تَلَقَّفُ مَا يَافِكُونَؐ </text:span><text:span text:style-name="T3">(116)</text:span><text:span text:style-name="T2"> فَوَقَعَ </text:span><text:span text:style-name="T5">۰</text:span><text:span text:style-name="T2">لْحَقُّ وَبَطَــلَ مَا كَانُواْ يَعْمَلُونَؐ </text:span><text:span text:style-name="T3">(117)</text:span><text:span text:style-name="T2"> فَغُلِبُواْ هُنَالِــكَ وَانقَلَبُواْ صَـٰغِرۣينَؐ </text:span><text:span text:style-name="T3">(118)</text:span><text:span text:style-name="T2"> وَٱُلْقِــيَ </text:span><text:span text:style-name="T5">۰</text:span><text:span text:style-name="T2">ڤسَّحَرَةُ سَـٰجِدِينَؐ </text:span><text:span text:style-name="T3">(119)</text:span><text:span text:style-name="T2"> قَالُوٓاْ ءَامَنَّا بِرَبِّ </text:span><text:span text:style-name="T5">۱</text:span><text:span text:style-name="T2">لْعَـٰلَمِينَ </text:span><text:span text:style-name="T3">(120)</text:span><text:span text:style-name="T2"> رَبببِّ مُوسۭيٰ وَهَـٰرُونَؐ </text:span><text:span text:style-name="T3">(121)</text:span><text:span text:style-name="T2"> قَالَ فِرْعَوْنُ ءَا۬؛مَنتُم بِهِ” قَبْلَ أَنَ —اذَنَ لَكُمُ; إِنننَّ هَـٰذَا لَمَكْرٌ مَّكَرْتُمُوهُ فِى </text:span><text:span text:style-name="T5">۱</text:span><text:span text:style-name="T2">لْمَدِينَةِ لِتُخْرۣجُواْ مِنْهَآ أَهْلَهَا فَسَوْفَ تَعْلَمُونَؐ </text:span><text:span text:style-name="T3">(122)</text:span><text:span text:style-name="T2"> لُءَقَطِّعَنَّ أَيْدِيَكُمْ وَأَرْجُلَكُم مِّنْ خِچَفٍ ثُمَّ لُءَصَلِّبَنَّكُمُ;</text:span></text:p>
      <text:p text:style-name="P3" loext:marker-style-name="T2"/>
      <text:p text:style-name="P4" loext:marker-style-name="T2"><text:span text:style-name="T2">165</text:span></text:p>
      <text:p text:style-name="P2" loext:marker-style-name="T2"><text:span text:style-name="T2">أَجْمَعِينَؐ </text:span><text:span text:style-name="T3">(123)</text:span><text:span text:style-name="T2"> قَالُوٓاْ إِنَّـآ إِلَيٰ رَبِّنَا مُنقَلِبُونَؐ </text:span><text:span text:style-name="T3">(124)</text:span><text:span text:style-name="T2"> وَمَا تَنقِمُ مِنَّآ إِلٓاَّ أَنَ —امَنَّا بِـَٔايَـٰــتِ رَبِّنَا لَمَّا جَآءَتْنَاؐ رَبَّنَآ أَفْرۣغْ عَلَيْنَــا صَبْراً وَتَوَفَّنَا مُسْلِمِينَؐ </text:span><text:span text:style-name="T3">(125)</text:span><text:span text:style-name="T2"> وَقَالَ </text:span><text:span text:style-name="T5">۰</text:span><text:span text:style-name="T2">لْمَلُءَ مِــن قَـوْمِ فِرْعَوْنَ أَتَذَرُ مُوسۭيٰ وَقَوْمَهُ„ لِيُفْسِدُواْ فِى </text:span><text:span text:style-name="T5">۱</text:span><text:span text:style-name="T2">لاَرْضِ وَيَذَرَكككَ وَءَالِهَتَــكَؐ قَالَ سَنَقْتُلُ أَبْنَآءَهُمْ وَنَسْتَحْىِ” نِسَآءَهُمْ وَإِنَّا فَوْقَهُمْ قَـٰهِرُونَؐ </text:span><text:span text:style-name="T3">(126)</text:span><text:span text:style-name="T2"> قَالَ مُوسۭيٰ لِقَوْمِهِ 'سْتَعِينُواْ بِاللَّهِ وَاصْبِرُوٓاْؐ إِنننَّ </text:span><text:span text:style-name="T5">۰</text:span><text:span text:style-name="T2">لاَرْضَ لِلهِ يُورۣثُهَا مَنْ يَّشَآءُ مِنْ عِبَادِهِؐ” وَالْعَـٰقِبَةُ لِلْمُتَّقِينَؐ </text:span><text:span text:style-name="T3">(127)</text:span><text:span text:style-name="T2"> قَالُوٓاْ ٱُوذِينَا مِن قَبْلِ أَن تَاتِيَنَا وَمِنۢ بَعْدِ مَا جِيؔتَنَاؐ قَالَ عَسۭيٰ رَبُّكُمُ; أَنْ يُّهْلِــكَ عَدُوَّكُمْ وَيَسْتَخْلِفَكُمْ فِى </text:span><text:span text:style-name="T5">۱</text:span><text:span text:style-name="T2">لاَرْضِ فَـيَنظُرَ كَيْفَ تَعْمَلُونَؐ </text:span><text:span text:style-name="T3">(128)</text:span><text:span text:style-name="T2"> وَلَقَدَ اَخَذْنَآ ءَالَ فِرْعَوْنَ بِالسِّنِينَ وَنَقْصٍ مِّنَ </text:span><text:span text:style-name="T5">۰</text:span><text:span text:style-name="T2">لثَّمَرَ؛تتتِ لَعَلَّهُمْ يَذَّكَّرُونَؐ </text:span><text:span text:style-name="T3">(129)</text:span><text:span text:style-name="T2"> فَإِذَا جَآءَتْهُمُ </text:span><text:span text:style-name="T5">۴</text:span><text:span text:style-name="T2">لْحَسَنَةُ قَالُواْ لَنَا هَـٰذِهِؐ” وَإِن تُصِبْهُمْ سَيِّيؕةٌ يَطَّيَّرُواْ بِمُوسۭيٰ وَمَــن مَّعَهُؐ; أَلآَ إِنَّمَا طَـٰٓئِرُهُمْ عِندَ </text:span><text:span text:style-name="T5">۰</text:span><text:span text:style-name="T2">للَّهِؐ وَچَكِــنَّ أَكْثَرَهُمْ لاَ يَعْلَمُونَؐ </text:span><text:span text:style-name="T3">(130)</text:span><text:span text:style-name="T2"> ® وَقَالُواْ مَهْمَا تَاتِنَا بِهِ” مِــنَ —ايَةٍ ڤِّتَسْحَرَنَا بِهَا فَمَا نَحْــنُ لَــكَ بِمُومِنِينَؐ </text:span><text:span text:style-name="T3">(131)</text:span></text:p>
      <text:p text:style-name="P3" loext:marker-style-name="T2"/>
      <text:p text:style-name="P4" loext:marker-style-name="T2"><text:span text:style-name="T2">166</text:span></text:p>
      <text:p text:style-name="P2" loext:marker-style-name="T2"><text:span text:style-name="T2">فَأَرْسَلْنَا عَلَيْهِمُ </text:span><text:span text:style-name="T5">۴</text:span><text:span text:style-name="T2">لطُّوفَانَ وَالْجَرَادَ وَالْقُمَّلَ وَالضَّفَادِعَ وَالدَّمَ ءَايَـٰــتٍ مُّفَصَّچَــتٍ فَاسْتَكْبَرُواْ وَكَانُواْ قَوْماً مُّجْرۣمِينَؐ </text:span><text:span text:style-name="T3">(132)</text:span><text:span text:style-name="T2"> وَلَمَّا وَقَعَ عَلَيْهِمُ </text:span><text:span text:style-name="T5">۴</text:span><text:span text:style-name="T2">لرّۣجْزُ قَالُواْ يَـٰمُوسَــي </text:span><text:span text:style-name="T5">۸</text:span><text:span text:style-name="T2">دْعُ لَنَا رَبَّــكَ بِمَا عَهِدَ عِندَكككَ لَـئِــن كَشَفْــتَ عَنَّا </text:span><text:span text:style-name="T5">۰</text:span><text:span text:style-name="T2">لرّۣجْزَ لَنُومِنَنَّ لَــكَ وَلَنُرْسِلَــنَّ مَعَــكَ بَنِىٓ إِسْرَآءِيلَؐ </text:span><text:span text:style-name="T3">(133)</text:span><text:span text:style-name="T2"> فَلَمَّا كَشَفْنَا عَنْهُمُ </text:span><text:span text:style-name="T5">۴</text:span><text:span text:style-name="T2">لرّۣجْزَ إِلَـيٰٓ أَجَلٖ هُم بَـٰلِغُوهُ إِذَا هُمْ يَنكُثُونَؐ </text:span><text:span text:style-name="T3">(134)</text:span><text:span text:style-name="T2"> فَانتَقَمْنَا مِنْهُمْ فَأَغْرَقْنَـٰهُمْ فِى </text:span><text:span text:style-name="T5">۱</text:span><text:span text:style-name="T2">لْيَمِّ بِأَنَّهُمْ كَذَّبُواْ بِـَٔايَـٰتِنَا وَكَانُواْ عَنْهَا غَـٰفِلِينَؐ </text:span><text:span text:style-name="T3">(135)</text:span><text:span text:style-name="T2"> وَأَوْرَثْنَا </text:span><text:span text:style-name="T5">۰</text:span><text:span text:style-name="T2">لْقَوْمَ </text:span><text:span text:style-name="T5">۰</text:span><text:span text:style-name="T2">لذِيــنَ كَانُواْ يُسْتَضْعَفُونَ مَشَـٰرۣقَ </text:span><text:span text:style-name="T5">۰</text:span><text:span text:style-name="T2">لاَرْضِ وَمَغَـٰرۣبَهَا </text:span><text:span text:style-name="T5">۰</text:span><text:span text:style-name="T2">لتِى بَـٰرَكْنَا فِيهَاؐ وَتَمَّــتْ كَلِمَةُ رَبِّــكَ </text:span><text:span text:style-name="T5">۰</text:span><text:span text:style-name="T2">لْحُسْنۭــيٰ عَلَيٰ بَنِىٓ إِسْرَآءِيلَ </text:span><text:span text:style-name="T3">(136)</text:span><text:span text:style-name="T2"> بِمَا صَبَرُواْؐ وَدَمَّرْنَا مَا كَانَ يَصْنَعُ فِرْعَوْنُ وَقَوْمُهُ„ وَمَا كَانُواْ يَعْرۣشُونَؐ </text:span><text:span text:style-name="T3">(137)</text:span><text:span text:style-name="T2"> وَجَـٰوَزْنَا بِبَنِىٓ إِسْرَآءِيــلَ </text:span><text:span text:style-name="T5">۰</text:span><text:span text:style-name="T2">ڤْبَحْرَ فَأَتَوْاْ عَلَيٰ قَوْمٍ يَعْكُفُونَ عَلَــيٰٓ أَصْنَامٍ لَّهُمْؐ قَالُواْ يَـٰمُوسَي "جْعَــل لَّنَآ إِچَهاً كَمَا لَهُمُ; ءَالِهَةٌؐ قَالَ إِنَّكُمْ قَوْمٌ تَجْهَلُونَؐ </text:span><text:span text:style-name="T3">(138)</text:span><text:span text:style-name="T2"> إِنننَّ هَـٰٓؤُلآَءِ مُتَبَّرٌ مَّا هُمْ فِيهِؐ وَبَـٰطِــلٌ مَّا كَانُواْ يَعْمَلُونَؐ </text:span><text:span text:style-name="T3">(139)</text:span></text:p>
      <text:p text:style-name="P3" loext:marker-style-name="T2"/>
      <text:p text:style-name="P4" loext:marker-style-name="T2"><text:span text:style-name="T2">167</text:span></text:p>
      <text:p text:style-name="P2" loext:marker-style-name="T2"><text:span text:style-name="T2">قَالَ أَغَيْرَ </text:span><text:span text:style-name="T5">۰</text:span><text:span text:style-name="T2">للَّهِ أَبْغِيكُمُ; إِچَهاً وَهُوَ فَضَّلَكُمْ عَلَــي </text:span><text:span text:style-name="T5">۰</text:span><text:span text:style-name="T2">لْعَـٰلَمِينَؐ </text:span><text:span text:style-name="T3">(140)</text:span><text:span text:style-name="T2"> وَإِذَ اَنجَيْنَـٰكُم مِّــنَ —الِ فِرْعَوْنَ يَسُومُونَكُمْ سُوٓءَ </text:span><text:span text:style-name="T5">۰</text:span><text:span text:style-name="T2">لْعَذَابببِ يَقْتُلُونَ أَبْنَآءَكُمْ وَيَسْتَحْيُونَ نِسَآءَكُمْؐ وَفِى ذَ؛لِكُم بَلآَءٌ مِّن رَّبِّكُمْ عَظِيمٌؐ </text:span><text:span text:style-name="T3">(141)</text:span><text:span text:style-name="T2"> ¥ وَوَ؛عَدْنَا مُوسۭــيٰ ثَـچَثِينَ لَيْلَةً وَأَتْمَمْنَـٰهَا بِعَشْرٍ فَتَمَّ مِيقَـٰــتُ رَبِّهِ“ أَرْبَعِينَ لَيْلَةًؐ وَقَالَ مُوسۭــيٰ لَأِخِيهِ هَـٰرُونَ </text:span><text:span text:style-name="T5">۸</text:span><text:span text:style-name="T2">خْلُفْنِى فِى قَوْمِى وَأَصْلِحْ وَلاَ تَتَّبِعْ سَبِيــلَ </text:span><text:span text:style-name="T5">۰</text:span><text:span text:style-name="T2">لْمُفْسِدِينَؐ </text:span><text:span text:style-name="T3">(142)</text:span><text:span text:style-name="T2"> وَلَمَّا جَآءَ مُوسۭــيٰ لِمِيقَـٰتِنَا وَكَلَّمَهُ„ رَبُّهُ„ قَالَ رَبببِّ أَرۣنِىٓ أَنظُرۣ اِلَيْــكَؐ قَالَ لَن تَرۭيٰنِى وَچَكِــنُ </text:span><text:span text:style-name="T5">۶</text:span><text:span text:style-name="T2">نظُرۣ اِلَي </text:span><text:span text:style-name="T5">۰</text:span><text:span text:style-name="T2">لْجَبَلِ فَإِنِ 'سْتَقَرَّ مَكَانَهُ„ فَسَوْفَ تَرۭيٰنِىؐ فَلَمَّا تَجَلّۭيٰ رَبُّهُ„ ڤِڤْجَبَلِ جَعَلَهُ„ دَكّاً وَخَرَّ مُوسۭــيٰ صَعِقاًؐ فَلَمَّآ أَفَاقققَ قَالَ سُبْحَـٰنَكَ تُبْــتُ إِلَيْكَ وَأَنَآ أَوَّلُ </text:span><text:span text:style-name="T5">۴</text:span><text:span text:style-name="T2">لْمُومِنِينَؐ </text:span><text:span text:style-name="T3">(143)</text:span><text:span text:style-name="T2"> قَالَ يَـٰمُوسۭيٰٓ إِنِّى 'صْطَفَيْتُــكَ عَلَــي </text:span><text:span text:style-name="T5">۰</text:span><text:span text:style-name="T2">لنَّاسِ بِـرۣسَالَتِى وَبِكَچَمِى فَخُذْ مَــآ ءَاتَيْتُــكَ وَكُن مِّنَ </text:span><text:span text:style-name="T5">۰</text:span><text:span text:style-name="T2">لشَّـٰكِرۣينَؐ </text:span><text:span text:style-name="T3">(144)</text:span><text:span text:style-name="T2"> وَكَتَبْنَا لَهُ„ فِى </text:span><text:span text:style-name="T5">۱</text:span><text:span text:style-name="T2">لاَلْوَاحِ مِــن كُــلّۣ شَيْءٍ مَّوْعِظَةً وَتَفْصِيلًا لِّكُلِّ شَيْءٍؐ فَخُذْهَا بِقُوَّةٍ وَامُرْ قَوْمَــكَ يَاخُذُواْ بِأَحْسَنِهَاؐ سَٱُوْرۣيكُمْ دَارَ </text:span><text:span text:style-name="T5">۰</text:span><text:span text:style-name="T2">لْفَـٰسِقِينَؐ </text:span><text:span text:style-name="T3">(145)</text:span></text:p>
      <text:p text:style-name="P3" loext:marker-style-name="T2"/>
      <text:p text:style-name="P4" loext:marker-style-name="T2"><text:span text:style-name="T2">168</text:span></text:p>
      <text:p text:style-name="P2" loext:marker-style-name="T2"><text:span text:style-name="T2">سَأَصْرۣفُ عَــنَ —ايَـٰتِــيَ </text:span><text:span text:style-name="T5">۰</text:span><text:span text:style-name="T2">لذِيــنَ يَتَكَبَّرُونَ فِى </text:span><text:span text:style-name="T5">۱</text:span><text:span text:style-name="T2">لاَرْضِ بِغَيْرۣ </text:span><text:span text:style-name="T5">۱</text:span><text:span text:style-name="T2">لْحَقِّ وَإِنْ يَّرَوْاْ كُــلَّ ءَايَةٍ لاَّ يُومِنُواْ بِهَاوَإِنْ يَّرَوْاْ سَبِيلَ </text:span><text:span text:style-name="T5">۰</text:span><text:span text:style-name="T2">لرُّشْدِ لاَ يَتَّخِذُوهُ سَبِيلًا وَإِنْ يَّرَوْاْ سَبِيــلَ </text:span><text:span text:style-name="T5">۰</text:span><text:span text:style-name="T2">لْغَــيّۣ يَتَّخِذُوهُ سَبِيلًؐا ذَ؛لِــكَ بِأَنَّهُمْ كَذَّبُواْ بِـَٔايَـٰتِنَاوَكَانُواْ عَنْهَا غَـٰفِلِينَؐ </text:span><text:span text:style-name="T3">(146)</text:span><text:span text:style-name="T2"> وَالذِيــنَ كَذَّبُواْ بِـَٔايَـٰتِنَا وَلِقَآءِ </text:span><text:span text:style-name="T5">۱</text:span><text:span text:style-name="T2">لاَخِرَةِ حَبِطَــتَ اَعْمَـٰلُهُمْ هَلْ يُجْزَوْنَ إِلاَّ مَا كَانُواْ يَعْمَلُونَؐ </text:span><text:span text:style-name="T3">(147)</text:span><text:span text:style-name="T2"> وَاتَّخَذَ قَوْمُ مُوسۭيٰ مِـنۢ بَعْدِهِ” مِــنْ حُلِيِّهِمْ عِجْلًا جَسَداً لَّهُ„ خُوَار٘ؐ اَلَمْ يَرَوَاْ اَنَّهُ„ لاَ يُكَلِّمُهُمْ وَلاَ يَهْدِيهِمْ سَبِيلٗؐا 'تَّخَذُوهُ وَكَانُواْ ظَـٰلِمِينَؐ </text:span><text:span text:style-name="T3">(148)</text:span><text:span text:style-name="T2"> ® وَلَمَّا سُقِطَ فِىٓ أَيْدِيهِمْ وَرَأَوَاْ اَنَّهُمْ قَد ضَّلُّواْ قَالُواْ لَـئِـن لَّمْ يَرْحَمْنَا رَبُّنَا وَيَغْفِرْ لَنَا لَنَكُونَنَّ مِنَ </text:span><text:span text:style-name="T5">۰</text:span><text:span text:style-name="T2">لْخَـٰسِرۣينَؐ </text:span><text:span text:style-name="T3">(149)</text:span><text:span text:style-name="T2"> وَلَمَّا رَجَعَ مُوسۭيٰٓ إِلَيٰ قَوْمِهِ” غَضْبَـٰــنَ أَسِفاً قَالَ بِيسَمَا خَلَفْتُمُونِى مِنۢ بَعْدِيَؐ أَعَجِلْتُمُ; أَمْرَ رَبِّكُمْؐ وَأَلْقَي </text:span><text:span text:style-name="T5">۰</text:span><text:span text:style-name="T2">لاَلْوَاحَ وَأَخَذَ بِرَأْسِ أَخِيهِ يَجُرُّهُ; إِلَيْهِؐ قَالَ "بْنَ ٱُمَّ إِنننَّ </text:span><text:span text:style-name="T5">۰</text:span><text:span text:style-name="T2">لْقَوْمَ "سْتَضْعَفُونِى وَكَادُواْ يَقْتُلُونَنِى فَلاَ تُشْمِــتْ بِــيَ </text:span><text:span text:style-name="T5">۰</text:span><text:span text:style-name="T2">لاَعْدَآءَ وَلاَ تَجْعَلْنِى مَعَ </text:span><text:span text:style-name="T5">۰</text:span><text:span text:style-name="T2">لْقَوْمِ </text:span><text:span text:style-name="T5">۱</text:span><text:span text:style-name="T2">لظَّـٰلِمِينَؐ </text:span><text:span text:style-name="T3">(150)</text:span><text:span text:style-name="T2"> قَالَ رَبببِّ 'غْفِرْ لِى وَلَأِخِى</text:span></text:p>
      <text:p text:style-name="P3" loext:marker-style-name="T2"/>
      <text:p text:style-name="P4" loext:marker-style-name="T2"><text:span text:style-name="T2">169</text:span></text:p>
      <text:p text:style-name="P2" loext:marker-style-name="T2"><text:span text:style-name="T2">وَأَدْخِلْنَا فِى رَحْمَتِــكَؐ وَأَنــتَ أَرْحَمُ </text:span><text:span text:style-name="T5">۴</text:span><text:span text:style-name="T2">لرَّ؛حِمِينَؐ </text:span><text:span text:style-name="T3">(151)</text:span><text:span text:style-name="T2"> إِنننَّ </text:span><text:span text:style-name="T5">۰</text:span><text:span text:style-name="T2">لذِينَ "تَّخَذُواْ </text:span><text:span text:style-name="T5">۴</text:span><text:span text:style-name="T2">ڤْعِجْــلَ سَـيَنَالُهُمْ غَضَــبٌ مِّن رَّبِّهِمْ وَذِلَّةٌ فِى </text:span><text:span text:style-name="T5">۱</text:span><text:span text:style-name="T2">لْحَيَوٰةِ </text:span><text:span text:style-name="T5">۱</text:span><text:span text:style-name="T2">لدُّنْيۭاؐ وَكَذَ؛لِــكَ نَجْزۣى </text:span><text:span text:style-name="T5">۱</text:span><text:span text:style-name="T2">لْمُفْتَرۣينَؐ </text:span><text:span text:style-name="T3">(152)</text:span><text:span text:style-name="T2"> وَالذِينَ عَمِلُواْ </text:span><text:span text:style-name="T5">۴</text:span><text:span text:style-name="T2">لسَّيِّـَٔاتتتِ ثُمَّ تَابُواْ مِنۢ بَعْدِهَا وَءَامَنُوٓاْ إِنَّ رَبَّــكَ مِنۢ بَعْدِهَا لَغَفُورٌ رَّحِيمٌؐ </text:span><text:span text:style-name="T3">(153)</text:span><text:span text:style-name="T2"> وَلَمَّا سَكَــتَ عَن مُّوسَــي </text:span><text:span text:style-name="T5">۰</text:span><text:span text:style-name="T2">لْغَضَــبُ أَخَذَ </text:span><text:span text:style-name="T5">۰</text:span><text:span text:style-name="T2">لاَلْوَاحَ وَفِى نُسْخَتِهَاهُديً وَرَحْمَةٌ لِّلذِيــنَ هُمْ لِرَبِّهِمْ يَرْهَبُونَؐ </text:span><text:span text:style-name="T3">(154)</text:span><text:span text:style-name="T2"> وَاخْتَارَ مُوسۭــيٰ قَـوْمَهُ„ سَبْعِينَ رَجُلًا لِّمِيقَـٰتِنَاؐ فَلَمَّآ أَخَذَتْهُمُ </text:span><text:span text:style-name="T5">۴</text:span><text:span text:style-name="T2">لرَّجْفَةُ قَالَ رَبِّ لَوْ شِيؔــتَ أَهْلَكْتَهُم مِّــن قَـبْلُ وَإِيَّـٰيَؐ أَتُهْلِكُنَا بِمَا فَعَــلَ </text:span><text:span text:style-name="T5">۰</text:span><text:span text:style-name="T2">لسُّفَهَآءُ مِنَّآؐ إِنْ هِــيَ إِلاَّ فِتْنَتُــكَ تُضِلُّ بِهَا مَــن تَشَآءُ وَتَهْدِى مَــن تَشَآءُؐ اَ۬نــتَ وَلِيُّنَا فَاغْفِرْ لَنَا وَارْحَمْنَا وَأَنــتَ خَيْرُ </text:span><text:span text:style-name="T5">۴</text:span><text:span text:style-name="T2">لْغَـٰفِرۣينَؐ </text:span><text:span text:style-name="T3">(155)</text:span><text:span text:style-name="T2"> © وَاكْتُــبْ لَنَا فِى هَـٰذِهِ </text:span><text:span text:style-name="T5">۱</text:span><text:span text:style-name="T2">لدُّنْيۭا حَسَنَةً وَفِى </text:span><text:span text:style-name="T5">۱</text:span><text:span text:style-name="T2">لاَخِرَةِؐ إِنَّا هُدْنَآ إِلَيْــكَؐ قَالَ عَذَابِيَ ٱُصِيــبُ بِهِ” مَــنَ اَشَآءُؐ وَرَحْمَتِى وَسِعَــتْ كُلَّ شَيْءٍؐ فَسَأَكْتُبُهَا لِلذِيــنَ يَتَّقُونَ وَيُوتُونَ </text:span><text:span text:style-name="T5">۰</text:span><text:span text:style-name="T2">لزَّكَوٰةَ وَالذِيــنَ هُم بِـَٔايَـٰتِنَا يُومِنُونَ </text:span><text:span text:style-name="T3">(156)</text:span><text:span text:style-name="T2"> </text:span><text:span text:style-name="T5">۰</text:span><text:span text:style-name="T2">لذِينَ يَتَّبِعُونَ </text:span><text:span text:style-name="T5">۰</text:span><text:span text:style-name="T2">لرَّسُولَ </text:span><text:span text:style-name="T5">۰</text:span><text:span text:style-name="T2">لنَّبِىٓءَ </text:span><text:span text:style-name="T5">۰</text:span><text:span text:style-name="T2">لاُمِّيَّ </text:span><text:span text:style-name="T5">۰ﻟ</text:span><text:span text:style-name="T2">ـ﮲</text:span></text:p>
      <text:p text:style-name="P3" loext:marker-style-name="T2"/>
      <text:p text:style-name="P4" loext:marker-style-name="T2"><text:span text:style-name="T2">170</text:span></text:p>
      <text:p text:style-name="P2" loext:marker-style-name="T2"><text:span text:style-name="T2">يَجِدُونَهُ„ مَكْتُوباٗ عِندَهُمْ فِى </text:span><text:span text:style-name="T5">۱</text:span><text:span text:style-name="T2">لتَّوْرۭيٰةِ وَالِانجِيلِ يَامُرُهُم بِالْمَعْرُوفِ وَيَنْهۭيٰهُمْ عَـنِ </text:span><text:span text:style-name="T5">۱</text:span><text:span text:style-name="T2">لْمُنكَرۣ وَيُحِــلُّ لَهُمُ </text:span><text:span text:style-name="T5">۴</text:span><text:span text:style-name="T2">لطَّيِّبَـٰــتِ وَيُحَرّۣمُ عَلَيْهِمُ </text:span><text:span text:style-name="T5">۴</text:span><text:span text:style-name="T2">لْخَبَـٰٓئِــثَ وَيَضَعُ عَنْهُمُ; إِصْرَهُمْ وَالاَغْچَلَ </text:span><text:span text:style-name="T5">۰</text:span><text:span text:style-name="T2">لتِى كَانَتْ عَلَيْهِمْؐ فَالذِيــنَ ءَامَنُواْ بِهِ” وَعَزَّرُوهُ وَنَصَرُوهُ وَاتَّبَعُواْ </text:span><text:span text:style-name="T5">۴</text:span><text:span text:style-name="T2">لنُّورَ </text:span><text:span text:style-name="T5">۰ﻟ</text:span><text:span text:style-name="T2">ـذِىٓ ٱُنزۣلَ مَعَهُ; ٱُوْلَئِــكَ هُمُ </text:span><text:span text:style-name="T5">۴</text:span><text:span text:style-name="T2">ڤْمُفْڤِحُونَؐ </text:span><text:span text:style-name="T3">(157)</text:span><text:span text:style-name="T2"> قُلْ يَـٰٓـأَيُّهَا </text:span><text:span text:style-name="T5">۰</text:span><text:span text:style-name="T2">لنَّاسُ إِنِّى رَسُولُ </text:span><text:span text:style-name="T5">۴</text:span><text:span text:style-name="T2">للَّهِ إِلَيْكُمْ جَمِيعاٗ </text:span><text:span text:style-name="T5">۱ﻟ﮲</text:span><text:span text:style-name="T2"> لَهُ„ مُلْــكُ </text:span><text:span text:style-name="T5">۴</text:span><text:span text:style-name="T2">لسَّمَـٰوَ؛تتتِ وَالاَرْضضضِؐ لآَ إِچَهَ إِلاَّ هُوَؐ يُحْىِ” وَيُمِيــتُؐ فَـَٔامِنُواْ بِاللَّهِ وَرَسُولِهِ </text:span><text:span text:style-name="T5">۱</text:span><text:span text:style-name="T2">لنَّبِىٓءِ </text:span><text:span text:style-name="T5">۱</text:span><text:span text:style-name="T2">لاُمِّـيِّ </text:span><text:span text:style-name="T5">۱ﻟ﮲</text:span><text:span text:style-name="T2"> يُومِنُ بِاللَّهِ وَكَلِمَـٰتِهِؐ” وَاتَّبِعُوهُ لَعَلَّكُمْ تَهْتَدُونَؐ </text:span><text:span text:style-name="T3">(158)</text:span><text:span text:style-name="T2"> وَمِن قَوْمِ مُوسۭيٰٓ ٱُمَّةٌ يَهْدُونَ بِالْحَقِّ وَبِهِ” يَعْدِلُونَؐ </text:span><text:span text:style-name="T3">(159)</text:span><text:span text:style-name="T2"> وَقَطَّعْنَـٰهُمُ èثْنَتَىْ عَشْرَةَ أَسْبَاطاٗ </text:span><text:span text:style-name="T5">۷</text:span><text:span text:style-name="T2">مَماًؐ وَأَوْحَيْنَآ إِلَيٰ مُوسۭيٰٓ إِذِ 'سْتَسْقۭيٰهُ قَوْمُهُ; أَنِ 'ضْرۣببب بِّعَصَاكككَ </text:span><text:span text:style-name="T5">۰</text:span><text:span text:style-name="T2">لْحَجَرَؐ فَانۢبَجَسَــتْ مِنْهُ èثْنَتَا عَشْرَةَ عَيْناًؐ قَدْ عَلِمَ كُــلُّ ٱُنَاسسسٍ مَّشْرَبَهُمْؐ وَظَلَّلْنَا عَلَيْهِمُ </text:span><text:span text:style-name="T5">۴</text:span><text:span text:style-name="T2">لْغَمَـٰمَ وَأَنزَلْنَا عَلَيْهِمُ </text:span><text:span text:style-name="T5">۴</text:span><text:span text:style-name="T2">لْمَنَّ وَالسَّلْوۭيٰؐ كُلُواْ مِــن طَيِّبَـٰــتِ مَا رَزَقْنَـٰكُمْؐ وَمَا ظَلَمُونَاؐ وَچَكِــن كَانُوٓاْ أَنفُسَهُمْ يَظْلِمُونَؐ </text:span><text:span text:style-name="T3">(160)</text:span></text:p>
      <text:p text:style-name="P3" loext:marker-style-name="T2"/>
      <text:p text:style-name="P4" loext:marker-style-name="T2"><text:span text:style-name="T2">171</text:span></text:p>
      <text:p text:style-name="P2" loext:marker-style-name="T2"><text:span text:style-name="T2">وَإِذْ قِيــلَ لَهُمُ </text:span><text:span text:style-name="T5">۶</text:span><text:span text:style-name="T2">سْكُنُواْ هَـٰذِهِ </text:span><text:span text:style-name="T5">۱</text:span><text:span text:style-name="T2">لْقَرْيَةَ وَكُلُواْ مِنْهَا حَيْــثُ شِيؔتُمْ وَقُولُواْ حِطَّةٌ وَادْخُلُواْ </text:span><text:span text:style-name="T5">۴</text:span><text:span text:style-name="T2">لْبَابببَ سُجَّداً تُغْفَرْ لَكُمْ خَطِيٓــَٔــٰتُكُمْؐ سَنَزۣيدُ </text:span><text:span text:style-name="T5">۴</text:span><text:span text:style-name="T2">ڤْمُحْسِنِينَؐ </text:span><text:span text:style-name="T3">(161)</text:span><text:span text:style-name="T2"> فَبَدَّلَ </text:span><text:span text:style-name="T5">۰</text:span><text:span text:style-name="T2">لذِيــنَ ظَلَمُواْ مِنْهُمْ قَوْلٗا غَيْرَ </text:span><text:span text:style-name="T5">۰ﻟ﮲</text:span><text:span text:style-name="T2"> قِيــلَ لَهُمْ فَأَرْسَلْنَا عَلَيْهِمْ رۣجْزاً مِّنَ </text:span><text:span text:style-name="T5">۰</text:span><text:span text:style-name="T2">لسَّمَآءِ بِمَا كَانُواْ يَظْلِمُونَؐ </text:span><text:span text:style-name="T3">(162)</text:span><text:span text:style-name="T2"> ® وَسْـَٔلْهُمْ عَـنِ </text:span><text:span text:style-name="T5">۱</text:span><text:span text:style-name="T2">لْقَرْيَةِ </text:span><text:span text:style-name="T5">۱</text:span><text:span text:style-name="T2">لتِى كَانَــتْ حَاضِرَةَ </text:span><text:span text:style-name="T5">۰</text:span><text:span text:style-name="T2">ڤْبَحْرۣ إِذْ يَعْدُونَ فِى </text:span><text:span text:style-name="T5">۱</text:span><text:span text:style-name="T2">لسَّبْــتِ إِذْ تَاتِيهِمْ حِيتَانُهُمْ يَوْمَ سَبْتِهِمْ شُرَّعاً وَيَوْمَ لاَ يَسْبِتُونَ لاَ تَاتِيهِمْؐ كَذَ؛لِــكَ نَبْلُوهُم بِمَا كَانُواْ يَفْسُقُونَؐ </text:span><text:span text:style-name="T3">(163)</text:span><text:span text:style-name="T2"> وَإِذْ قَالَــتُ </text:span><text:span text:style-name="T5">۷</text:span><text:span text:style-name="T2">مَّةٌ مِّنْهُمْ لِمَ تَعِظُونَ قَوْماٗ </text:span><text:span text:style-name="T5">۱</text:span><text:span text:style-name="T2">للَّهُ مُهْلِكُهُمُ; أَوْ مُعَذِّبُهُمْ عَذَاباً شَدِيداًؐ قَالُواْ مَعْذِرَة٘ اِلَيٰ رَبِّكُمْ وَلَعَلَّهُمْ يَتَّقُونَؐ </text:span><text:span text:style-name="T3">(164)</text:span><text:span text:style-name="T2"> فَلَمَّا نَسُواْ مَا ذُكِّرُواْ بِهِ“ أَنجَيْنَا </text:span><text:span text:style-name="T5">۰</text:span><text:span text:style-name="T2">لذِيــنَ يَنْهَوْنَ عَنِ </text:span><text:span text:style-name="T5">۱</text:span><text:span text:style-name="T2">لسُّوٓءِ وَأَخَذْنَا </text:span><text:span text:style-name="T5">۰</text:span><text:span text:style-name="T2">لذِيــنَ ظَلَمُواْ بِعَذَابببٙ بِيـسٙ بِمَا كَانُواْ يَفْسُقُونَؐ </text:span><text:span text:style-name="T3">(165)</text:span><text:span text:style-name="T2"> فَلَمَّا عَتَوْاْ عَــن مَّا نُهُواْ عَنْهُ قُلْنَا لَهُمْ كُونُواْ قِرَدَةٗ خَـٰسِـٕــينَؐ </text:span><text:span text:style-name="T3">(166)</text:span><text:span text:style-name="T2"> وَإِذْ تَأَذَّنَ رَبُّــكَ لَيَبْعَثَــنَّ عَلَيْهِمُ; إِلَيٰ يَـوْمِ </text:span><text:span text:style-name="T5">۱</text:span><text:span text:style-name="T2">لْقِيَـٰمَةِ مَـنْ يَّسُومُهُمْ سُوٓءَ </text:span><text:span text:style-name="T5">۰</text:span><text:span text:style-name="T2">لْعَذَابببِؐ إِنَّ رَبَّــكَ لَسَرۣيعُ </text:span><text:span text:style-name="T5">۴</text:span><text:span text:style-name="T2">لْعِقَابِؐ وَإِنَّهُ„</text:span></text:p>
      <text:p text:style-name="P3" loext:marker-style-name="T2"/>
      <text:p text:style-name="P4" loext:marker-style-name="T2"><text:span text:style-name="T2">172</text:span></text:p>
      <text:p text:style-name="P2" loext:marker-style-name="T2"><text:span text:style-name="T2">لَغَفُورٌ رَّحِيمٌؐ </text:span><text:span text:style-name="T3">(167)</text:span><text:span text:style-name="T2"> وَقَطَّعْنَـٰهُمْ فِى </text:span><text:span text:style-name="T5">۱</text:span><text:span text:style-name="T2">لاَرْضضضِ ٱُمَماًؐ مِّنْهُمُ </text:span><text:span text:style-name="T5">۴</text:span><text:span text:style-name="T2">ڤصَّـٰڤِحُونَؐ وَمِنْهُمْ دُونَ ذَ؛لِــكَؐ وَبَلَوْنَـٰهُم بِالْحَسَنَـٰــتِ وَالسَّيِّـَٔاتِ لَعَلَّهُمْ يَرْجِعُونَؐ </text:span><text:span text:style-name="T3">(168)</text:span><text:span text:style-name="T2"> فَخَلَفَ مِـنۢ بَعْدِهِمْ خَلْفٌ وَرۣثُــواْ </text:span><text:span text:style-name="T5">۴</text:span><text:span text:style-name="T2">لْكِتَـٰــبَ يَاخُذُونَ عَرَضضضَ هَـٰذَا </text:span><text:span text:style-name="T5">۰</text:span><text:span text:style-name="T2">لاَدْنۭيٰ وَيَقُولُونَ سَيُغْفَرُ لَنَا وَإِنْ يَّاتِهِمْ عَرَضٌ مِّثْلُهُ„ يَاخُذُوهُؐ أَلَمْ يُوخَذْ عَلَيْهِم مِّيثَـٰقُ </text:span><text:span text:style-name="T5">۴</text:span><text:span text:style-name="T2">لْكِتَـٰــبِ أَننن لاَّ يَقُولُواْ عَلَــي </text:span><text:span text:style-name="T5">۰</text:span><text:span text:style-name="T2">للَّهِ إِلاَّ </text:span><text:span text:style-name="T5">۰</text:span><text:span text:style-name="T2">لْحَقَّؐ وَدَرَسُواْ مَا فِيهِؐ وَالدَّارُ </text:span><text:span text:style-name="T5">۴</text:span><text:span text:style-name="T2">لاَخِرَةُ خَيْرٌ لِّلذِينَ يَتَّقُونَؐ أَفَلاَ تَعْقِلُونَؐ </text:span><text:span text:style-name="T3">(169)</text:span><text:span text:style-name="T2"> وَالذِينَ يُمَسِّكُونَ بِالْكِتَـٰــبِ وَأَقَامُواْ </text:span><text:span text:style-name="T5">۴</text:span><text:span text:style-name="T2">لصَّلَوٰةَ إِنَّا لاَ نُضِيعُ أَجْرَ</text:span><text:span text:style-name="T5">۰</text:span><text:span text:style-name="T2">ڤْمُصْڤِحِينَؐ </text:span><text:span text:style-name="T3">(170)</text:span><text:span text:style-name="T2"> ¤ وَإِذْ نَتَقْنَا </text:span><text:span text:style-name="T5">۰</text:span><text:span text:style-name="T2">لْجَبَلَ فَوْقَهُمْ كَأَنَّهُ„ ظُلَّةٌ وَظَنُّوٓاْ أَنَّهُ„ وَاقِعٛ بِهِمْؐ خُذُواْ مَآ ءَاتَيْنَـٰكُم بِقُوَّةٍ وَاذْكُرُواْ مَا فِيهِ لَعَلَّكُمْ تَتَّقُونَؐ </text:span><text:span text:style-name="T3">(171)</text:span><text:span text:style-name="T2"> وَإِذَ اَخَذَ رَبُّــكَ مِنۢ بَنِىٓ ءَادَمَ مِــن ظُهُورۣهِمْ ذُرّۣيَّـٰتِهِمْ وَأَشْهَدَهُمْ عَلَيٰٓ أَنفُسِهِمُ; أَلَسْــتُ بِرَبِّكُمْ قَالُواْ بَلۭــيٰؐ شَهِدْنَآ أَن تَقُولُواْ يَوْمَ </text:span><text:span text:style-name="T5">۰</text:span><text:span text:style-name="T2">لْقِيَـٰمَةِ إِنَّا كُنَّا عَــنْ هَـٰذَا غَـٰفِلِينَ </text:span><text:span text:style-name="T3">(172)</text:span><text:span text:style-name="T2"> أَوْ تَقُولُوٓاْ إِنَّمَآ أَشْرَكككَ ءَابَآؤُنَا مِن قَـبْلُ وَكُنَّا ذُرّۣيَّةً مِّنۢ بَعْدِهِمُؐ; أَفَتُهْلِكُنَا</text:span></text:p>
      <text:p text:style-name="P3" loext:marker-style-name="T2"/>
      <text:p text:style-name="P4" loext:marker-style-name="T2"><text:span text:style-name="T2">17</text:span></text:p>
      <text:p text:style-name="P2" loext:marker-style-name="T2"><text:span text:style-name="T2">بِمَا فَعَــلَ </text:span><text:span text:style-name="T5">۰</text:span><text:span text:style-name="T2">لْمُبْطِلُونَؐ </text:span><text:span text:style-name="T3">(173)</text:span><text:span text:style-name="T2"> وَكَذَ؛لِــكَ نُفَصِّــلُ </text:span><text:span text:style-name="T5">۴</text:span><text:span text:style-name="T2">لاَيَـٰــتِ وَلَعَلَّهُمْ يَرْجِعُونَؐ </text:span><text:span text:style-name="T3">(174)</text:span><text:span text:style-name="T2"> وَاتْــلُ عَلَيْهِمْ نَبَأَ </text:span><text:span text:style-name="T5">۰ﻟ</text:span><text:span text:style-name="T2">ـذِىٓ ءَاتَيْنَـٰهُ ءَايَـٰتِنَا فَانسَڤَخَ مِنْهَا فَأَتْبَعَهُ </text:span><text:span text:style-name="T5">۴</text:span><text:span text:style-name="T2">لشَّيْطَـٰنُ فَكَانَ مِــنَ </text:span><text:span text:style-name="T5">۰</text:span><text:span text:style-name="T2">لْغَاوۣينَؐ </text:span><text:span text:style-name="T3">(175)</text:span><text:span text:style-name="T2"> وَلَوْ شِيؔنَا لَرَفَعْنَـٰهُ بِهَا وَچَكِنَّهُ; أَخْلَدَ إِلَــي </text:span><text:span text:style-name="T5">۰</text:span><text:span text:style-name="T2">لاَرْضِ وَاتَّبَعَ هَوۭيٰهُؐ فَمَثَلُهُ„ كَمَثَـلِ </text:span><text:span text:style-name="T5">۱</text:span><text:span text:style-name="T2">لْكَلْــبِ إِننن تَحْمِــلْ عَلَيْهِ يَلْهَــثَ اَوْ تَتْرُكْهُ يَلْهَــثْؐ ذَ؛لِــكَ مَثَــلُ </text:span><text:span text:style-name="T5">۴</text:span><text:span text:style-name="T2">لْقَوْمِ </text:span><text:span text:style-name="T5">۱</text:span><text:span text:style-name="T2">لذِيــنَ كَذَّبُواْ بِـَٔايَـٰتِنَاؐ فَاقْصُـصِ </text:span><text:span text:style-name="T5">۱</text:span><text:span text:style-name="T2">لْقَصَصَ لَعَلَّهُمْ يَتَفَكَّرُونَؐ </text:span><text:span text:style-name="T3">(176)</text:span><text:span text:style-name="T2"> سَآءَ مَثَلٗا </text:span><text:span text:style-name="T5">۱</text:span><text:span text:style-name="T2">لْقَوْمُ </text:span><text:span text:style-name="T5">۴</text:span><text:span text:style-name="T2">لذِيــنَ كَذَّبُواْ بِـَٔايَـٰتِنَا وَأَنفُسَهُمْ كَانُواْ يَظْلِمُونَؐ </text:span><text:span text:style-name="T3">(177)</text:span><text:span text:style-name="T2"> مَنْ يَّهْدِ </text:span><text:span text:style-name="T5">۱</text:span><text:span text:style-name="T2">للَّهُ فَهُوَ </text:span><text:span text:style-name="T5">۰</text:span><text:span text:style-name="T2">لْمُهْتَدِىؐ وَمَـنْ يُّضْلِلْ فَٱُوْلَئِــكَ هُمُ </text:span><text:span text:style-name="T5">۴</text:span><text:span text:style-name="T2">لْخَـٰسِرُونَؐ </text:span><text:span text:style-name="T3">(178)</text:span><text:span text:style-name="T2"> ® وَلَقَدْ ذَرَأْنَا لِجَهَنَّمَ كَثِيراً مِّنَ </text:span><text:span text:style-name="T5">۰</text:span><text:span text:style-name="T2">لْجِنِّ وَالِانــسِؐ لَهُمْ قُلُوبٌ لاَّ يَفْقَهُونَ بِهَاؐ وَلَهُمُ; أَعْيُــنٌ لاَّ يُبْصِرُونَ بِهَاؐ وَلَهُمُ; ءَاذَانٌ لاَّ يَسْمَعُونَ بِهَآؐ ٱُوْلَئِــكَ كَالاَنْعَـٰمِ بَلْ هُمُ; أَضَلُّؐ ٱُوْلَئِــكَ هُمُ </text:span><text:span text:style-name="T5">۴</text:span><text:span text:style-name="T2">لْغَـٰفِلُونَؐ </text:span><text:span text:style-name="T3">(179)</text:span><text:span text:style-name="T2"> وَلِلهِ </text:span><text:span text:style-name="T5">۱</text:span><text:span text:style-name="T2">لاَسْمَآءُ </text:span><text:span text:style-name="T5">۴</text:span><text:span text:style-name="T2">لْحُسْنۭيٰ فَادْعُوهُ بِهَاؐ وَذَرُواْ </text:span><text:span text:style-name="T5">۴</text:span><text:span text:style-name="T2">لذِيــنَ يُڤْحِدُونَ فِىٓ أَسْمَـٰٓئِهِؐ” سَيُجْزَوْنننَ مَا كَانُواْ يَعْمَلُونَؐ </text:span><text:span text:style-name="T3">(180)</text:span><text:span text:style-name="T2"> وَمِمَّــنْ خَلَقْنَآ ٱُمَّةٌ يَهْدُونَ بِالْحَقِّ وَبِهِ” يَعْدِلُونَؐ </text:span><text:span text:style-name="T3">(181)</text:span></text:p>
      <text:p text:style-name="P3" loext:marker-style-name="T2"/>
      <text:p text:style-name="P4" loext:marker-style-name="T2"><text:span text:style-name="T2">174</text:span></text:p>
      <text:p text:style-name="P2" loext:marker-style-name="T2"><text:span text:style-name="T2">وَالذِيــنَ كَذَّبُواْ بِـَٔايَـٰتِنَا سَنَسْتَدْرۣجُهُم مِّــنْ حَيْــثُ لاَ يَعْلَمُونَ </text:span><text:span text:style-name="T3">(182)</text:span><text:span text:style-name="T2"> وَٱُمْلِى لَهُمُؐ; إِنَّ كَيْدِى مَتِين٘ؐ </text:span><text:span text:style-name="T3">(183)</text:span><text:span text:style-name="T2"> اَوَلَمْ يَتَفَكَّرُواْؐ مَا بِصَـٰحِبِهِم مِّن جِنَّةٖؐ اِنْ هُوَ إِلاَّ نَذِيرٌ مُّبِين٘ؐ </text:span><text:span text:style-name="T3">(184)</text:span><text:span text:style-name="T2"> اَوَلَمْ يَنظُرُواْ فِى مَلَكُوتتتِ </text:span><text:span text:style-name="T5">۱</text:span><text:span text:style-name="T2">لسَّمَـٰوَ؛تِ وَالاَرْضِ وَمَا خَلَــقَ </text:span><text:span text:style-name="T5">۰</text:span><text:span text:style-name="T2">للَّهُ مِن شَيْءٍ وَأَنْ عَسۭيٰٓ أَنْ يَّكُونَ قَدِ 'قْتَرَبببَ أَجَلُهُمْؐ فَبِأَيييّۣ حَدِيــثٙ بَعْدَهُ„ يُومِنُونَؐ </text:span><text:span text:style-name="T3">(185)</text:span><text:span text:style-name="T2"> مَـنْ يُّضْلِـلِ </text:span><text:span text:style-name="T5">۱</text:span><text:span text:style-name="T2">للَّهُ فَلاَ هَادِيَ لَهُؐ, وَنَذَرُهُمْ فِى طُغْيَـٰنِهِمْ يَعْمَهُونَؐ </text:span><text:span text:style-name="T3">(186)</text:span><text:span text:style-name="T2"> يَسْـَٔلُونَــكَ عَـنِ </text:span><text:span text:style-name="T5">۱</text:span><text:span text:style-name="T2">لسَّاعَةِ أَيَّانَ مُرْسۭيٰهَاؐ قُـلِ اِنَّمَا عِلْمُهَا عِندَ رَبِّىؐ لاَ يُجَلِّيهَا لِوَقْتِهَآ إِلاَّ هُوَؐ ثَقُلَــتْ فِى </text:span><text:span text:style-name="T5">۱</text:span><text:span text:style-name="T2">لسَّمَـٰوَ؛تتتِ وَالاَرْضضضِؐ لاَ تَاتِيكُمُ; إِلاَّ بَغْتَةًؐ يَسْـَٔلُونَــكَ كَأَنَّــكَ حَفِــيّﹲ عَنْهَاؐ قُـلِ اِنَّمَا عِلْمُهَا عِندَ </text:span><text:span text:style-name="T5">۰</text:span><text:span text:style-name="T2">للَّهِؐ وَچَكِــنَّ أَكْثَرَ </text:span><text:span text:style-name="T5">۰</text:span><text:span text:style-name="T2">لنَّاسسسِ لاَ يَعْلَمُونَؐ </text:span><text:span text:style-name="T3">(187)</text:span><text:span text:style-name="T2"> © قُــل لٓاَّ أَمْلِــكُ لِنَفْسِى نَفْعاً وَلاَ ضَرّاٗ اِلاَّ مَا شَآءَ </text:span><text:span text:style-name="T5">۰</text:span><text:span text:style-name="T2">للَّهُؐ وَلَوْ كُنــتُ أَعْلَمُ </text:span><text:span text:style-name="T5">۴</text:span><text:span text:style-name="T2">لْغَيْــبَ لاَسْتَكْثَرْتتتُ مِــنَ </text:span><text:span text:style-name="T5">۰</text:span><text:span text:style-name="T2">لْخَيْرۣؐ وَمَا مَسَّنِــيَ </text:span><text:span text:style-name="T5">۰</text:span><text:span text:style-name="T2">لسُّوٓءُؐ اِ۬نننَ اَنَاإِلاَّ نَذِيرٌؐ وَبَشِيرٌ لِّقَوْمٍ يُومِنُونَؐ </text:span><text:span text:style-name="T3">(188)</text:span><text:span text:style-name="T2"> هُوَ </text:span><text:span text:style-name="T5">۰ﻟ﮲</text:span><text:span text:style-name="T2"> خَلَقَكُم مِّن نَّفْسٍ وَ؛حِدَةٍ وَجَعَـلَ مِنْهَا زَوْجَهَا لِيَسْكُنَ إِلَيْهَاؐ فَلَمَّا</text:span></text:p>
      <text:p text:style-name="P3" loext:marker-style-name="T2"/>
      <text:p text:style-name="P4" loext:marker-style-name="T2"><text:span text:style-name="T2">175</text:span></text:p>
      <text:p text:style-name="P2" loext:marker-style-name="T2"><text:span text:style-name="T2">تَغَشّۭيٰهَا حَمَلَــتْ حَمْلٗا خَفِيفاً فَمَرَّتْ بِهِؐ” فَلَمَّآ أَثْقَلَــت دَّعَوَا </text:span><text:span text:style-name="T5">۰</text:span><text:span text:style-name="T2">للَّهَ رَبَّهُمَا لَـئِـــنَ —اتَيْتَنَا صَـٰڤِحاً لَّنَكُونَنَّ مِنَ </text:span><text:span text:style-name="T5">۰</text:span><text:span text:style-name="T2">لشَّـٰكِرۣينَؐ </text:span><text:span text:style-name="T3">(189)</text:span><text:span text:style-name="T2"> فَلَمَّآ ءَاتۭيٰهُمَا صَـٰڤِحاً جَعَلاَ لَهُ„ شِرْكاً فِيمَآ ءَاتۭيٰهُمَاؐ فَتَعَـٰلَــي </text:span><text:span text:style-name="T5">۰</text:span><text:span text:style-name="T2">للَّهُ عَمَّا يُشْرۣكُونَؐ </text:span><text:span text:style-name="T3">(190)</text:span><text:span text:style-name="T2"> أَيُشْرۣكُونَ مَا لاَ يَخْلُقُ شَيْــٔاً وَهُمْ يُخْلَقُونَؐ </text:span><text:span text:style-name="T3">(191)</text:span><text:span text:style-name="T2"> وَلاَ يَسْتَطِيعُونَ لَهُمْ نَصْراً وَلآَ أَنفُسَهُمْ يَنصُرُونَؐ </text:span><text:span text:style-name="T3">(192)</text:span><text:span text:style-name="T2"> وَإِن تَدْعُوهُمُ; إِلَــي </text:span><text:span text:style-name="T5">۰</text:span><text:span text:style-name="T2">لْهُدۭيٰ لاَ يَتْبَعُوكُمْؐ سَوَآء٘ عَلَيْكُمُ; أَدَعَوْتُمُوهُمُ; أَمَ اَنتُمْ صَـٰمِتُونَؐ </text:span><text:span text:style-name="T3">(193)</text:span><text:span text:style-name="T2"> إِنَّ </text:span><text:span text:style-name="T5">۰</text:span><text:span text:style-name="T2">لذِيــنَ تَدْعُونَ مِن دُونِ </text:span><text:span text:style-name="T5">۱</text:span><text:span text:style-name="T2">للَّهِ عِبَــاد٘ اَمْثَالُكُمْؐ فَادْعُوهُمْ فَلْيَسْتَجِيبُواْ لَكُمُ; إِننن كُنتُمْ صَـٰدِقِينَؐ </text:span><text:span text:style-name="T3">(194)</text:span><text:span text:style-name="T2"> أَلَهُمُ; أَرْجُــلٌ يَمْشُونَ بِهَآؐ أَمْ لَهُمُ; أَيْدٍ يَبْطِشُونَ بِهَآؐ أَمْ لَهُمُ; أَعْيُنٌ يُبْصِرُونَ بِهَآؐ أَمْ لَهُمُ; ءَاذَانٌ يَسْمَعُونننَ بِهَاؐ قُــلُ </text:span><text:span text:style-name="T5">۶</text:span><text:span text:style-name="T2">دْعُواْ شُرَكَآءَكُمْ ثُمَّ كِيدُونِ فَلاَ تُنظِرُونِؐ </text:span><text:span text:style-name="T3">(195)</text:span><text:span text:style-name="T2"> إِنَّ وَلِـيـيِّـــيَ </text:span><text:span text:style-name="T5">۰</text:span><text:span text:style-name="T2">للَّهُ </text:span><text:span text:style-name="T5">۴ﻟ﮲</text:span><text:span text:style-name="T2"> نَزَّلَ </text:span><text:span text:style-name="T5">۰</text:span><text:span text:style-name="T2">لْكِتَـٰــبَؐ وَهُوَ يَتَوَلَّي </text:span><text:span text:style-name="T5">۰</text:span><text:span text:style-name="T2">ڤصَّـٰڤِحِينَؐ </text:span><text:span text:style-name="T3">(196)</text:span><text:span text:style-name="T2"> وَالذِيــنَ تَدْعُونَ مِن دُونِهِ” لاَ يَسْتَطِيعُونَ نَصْرَكُمْ وَلآَ أَنفُسَهُمْ يَنصُرُونَؐ </text:span><text:span text:style-name="T3">(197)</text:span><text:span text:style-name="T2"> وَإِننن تَدْعُوهُمُ; إِلَــي </text:span><text:span text:style-name="T5">۰</text:span><text:span text:style-name="T2">لْهُدۭيييٰ لاَ يَسْمَعُواْؐ</text:span></text:p>
      <text:p text:style-name="P3" loext:marker-style-name="T2"/>
      <text:p text:style-name="P4" loext:marker-style-name="T2"><text:span text:style-name="T2">176</text:span></text:p>
      <text:p text:style-name="P2" loext:marker-style-name="T2"><text:span text:style-name="T2">وَتَرۭيٰهُمْ يَنظُرُونَ إِلَيْــكَ وَهُمْ لاَ يُبْصِرُونَؐ </text:span><text:span text:style-name="T3">(198)</text:span><text:span text:style-name="T2"> ® خُذِ </text:span><text:span text:style-name="T5">۱</text:span><text:span text:style-name="T2">لْعَفْوَؐ وَامُرْ بِالْعُرْفِؐ وَأَعْرۣضضضْ عَنِ </text:span><text:span text:style-name="T5">۱</text:span><text:span text:style-name="T2">لْجَـٰهِلِينَؐ </text:span><text:span text:style-name="T3">(199)</text:span><text:span text:style-name="T2"> وَإِمَّا يَنزَغَنَّــكَ مِــنَ </text:span><text:span text:style-name="T5">۰</text:span><text:span text:style-name="T2">لشَّيْطَـٰنِ نَزْغٌ فَاسْتَعِذْ بِاللَّهِؐ إِنَّهُ„ سَمِيع٘ عَلِيم٘ؐ </text:span><text:span text:style-name="T3">(200)</text:span><text:span text:style-name="T2"> اِنَّ </text:span><text:span text:style-name="T5">۰</text:span><text:span text:style-name="T2">لذِيــنَ "تَّقَوۣاْ اِذَا مَسَّهُمْ طَـٰٓئِفٌ مِّــنَ </text:span><text:span text:style-name="T5">۰</text:span><text:span text:style-name="T2">لشَّيْطَـٰنِ تَذَكَّرُواْ فَإِذَا هُم مُّبْصِرُونَؐ </text:span><text:span text:style-name="T3">(201)</text:span><text:span text:style-name="T2"> وَإِخْوَ؛نُهُمْ يُمِدُّونَهُمْ فِى </text:span><text:span text:style-name="T5">۱</text:span><text:span text:style-name="T2">لْغَيﱢّؐ ثُمَّ لاَ يُقْصِرُونَؐ </text:span><text:span text:style-name="T3">(202)</text:span><text:span text:style-name="T2"> وَإِذَا لَمْ تَاتِهِم بِـَٔايَةٍ قَالُواْ لَوْلاَ "جْتَبَيْتَهَاؐ قُـلِ اِنَّمَآ أَتَّبِعُ مَا يُوحۭيٰٓ إِلَيَّ مِن رَّبِّــــىؐ هَـٰذَا بَصَآئِرُ مِن رَّبِّكُمْ وَهُديً وَرَحْمَةٌ لِّقَوْمٍ يُومِنُونَؐ </text:span><text:span text:style-name="T3">(203)</text:span><text:span text:style-name="T2"> وَإِذَا قُرۣىَٔ </text:span><text:span text:style-name="T5">۰</text:span><text:span text:style-name="T2">لْقُرْءَانُ فَاسْتَمِعُواْ لَهُ„ وَأَنصِتُواْ لَعَلَّكُمْ تُرْحَمُونَؐ </text:span><text:span text:style-name="T3">(204)</text:span><text:span text:style-name="T2"> وَاذْكُر رَّبَّــكَ فِى نَفْسِكَ تَضَرُّعاً وَخِيفَةً وَدُونَ </text:span><text:span text:style-name="T5">۰</text:span><text:span text:style-name="T2">لْجَهْرۣ مِــنَ </text:span><text:span text:style-name="T5">۰</text:span><text:span text:style-name="T2">لْقَوْلِ بِالْغُدُوّۣ وَالاَصَالِ وَلاَ تَكُــن مِّنَ </text:span><text:span text:style-name="T5">۰</text:span><text:span text:style-name="T2">لْغَـٰفِلِينَؐ </text:span><text:span text:style-name="T3">(205)</text:span><text:span text:style-name="T2"> إِنَّ </text:span><text:span text:style-name="T5">۰</text:span><text:span text:style-name="T2">لذِينَ عِندَ رَبِّكَ لاَ يَسْتَكْبِرُونَ عَنْ عِبَادَتِهِ” وَيُسَبِّحُونَهُ„ وَلَهُ„ يَسْجُدُونَ ¦ </text:span><text:span text:style-name="T3">(206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0:41:54.595073604</meta:creation-date>
    <dc:date>2025-02-27T20:42:26.062871381</dc:date>
    <meta:editing-duration>PT34S</meta:editing-duration>
    <meta:editing-cycles>1</meta:editing-cycles>
    <meta:document-statistic meta:table-count="0" meta:image-count="0" meta:object-count="0" meta:page-count="27" meta:paragraph-count="54" meta:word-count="3574" meta:character-count="20235" meta:non-whitespace-character-count="16714"/>
    <meta:generator>LibreOffice/24.8.2.1$Linux_X86_64 LibreOffice_project/0f794b6e29741098670a3b95d60478a65d05ef13</meta:generator>
  </office:meta>
</office:document-meta>
</file>